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ung_nodule_annotation_3class_1024x1024px_Testin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1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110" calcext:value-type="float">
            <text:p>110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2</text:p>
          </table:table-cell>
          <table:table-cell table:formula="of:=[.A2]&amp;&quot;.h5&quot;" office:value-type="string" office:string-value="HDF5_File/KDC6-14023_Inspirat. Lung 1.0_002.h5" calcext:value-type="string">
            <text:p>HDF5_File/KDC6-14023_Inspirat. Lung 1.0_002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3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4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476" calcext:value-type="float">
            <text:p>476</text:p>
          </table:table-cell>
          <table:table-cell office:value-type="float" office:value="420" calcext:value-type="float">
            <text:p>420</text:p>
          </table:table-cell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5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3</text:p>
          </table:table-cell>
          <table:table-cell table:formula="of:=[.A6]&amp;&quot;.h5&quot;" office:value-type="string" office:string-value="HDF5_File/KDC6-14023_Inspirat. Lung 1.0_003.h5" calcext:value-type="string">
            <text:p>HDF5_File/KDC6-14023_Inspirat. Lung 1.0_003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7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844" calcext:value-type="float">
            <text:p>844</text:p>
          </table:table-cell>
          <table:table-cell office:value-type="float" office:value="560" calcext:value-type="float">
            <text:p>560</text:p>
          </table:table-cell>
          <table:table-cell office:value-type="float" office:value="884" calcext:value-type="float">
            <text:p>88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8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4</text:p>
          </table:table-cell>
          <table:table-cell table:formula="of:=[.A9]&amp;&quot;.h5&quot;" office:value-type="string" office:string-value="HDF5_File/KDC6-14023_Inspirat. Lung 1.0_004.h5" calcext:value-type="string">
            <text:p>HDF5_File/KDC6-14023_Inspirat. Lung 1.0_004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10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224" calcext:value-type="float">
            <text:p>224</text:p>
          </table:table-cell>
          <table:table-cell office:value-type="float" office:value="740" calcext:value-type="float">
            <text:p>740</text:p>
          </table:table-cell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11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96" calcext:value-type="float">
            <text:p>96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696" calcext:value-type="float">
            <text:p>69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12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474" calcext:value-type="float">
            <text:p>474</text:p>
          </table:table-cell>
          <table:table-cell office:value-type="float" office:value="238" calcext:value-type="float">
            <text:p>238</text:p>
          </table:table-cell>
          <table:table-cell office:value-type="float" office:value="502" calcext:value-type="float">
            <text:p>502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5</text:p>
          </table:table-cell>
          <table:table-cell table:formula="of:=[.A13]&amp;&quot;.h5&quot;" office:value-type="string" office:string-value="HDF5_File/KDC6-14023_Inspirat. Lung 1.0_005.h5" calcext:value-type="string">
            <text:p>HDF5_File/KDC6-14023_Inspirat. Lung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4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474" calcext:value-type="float">
            <text:p>474</text:p>
          </table:table-cell>
          <table:table-cell office:value-type="float" office:value="238" calcext:value-type="float">
            <text:p>238</text:p>
          </table:table-cell>
          <table:table-cell office:value-type="float" office:value="502" calcext:value-type="float">
            <text:p>50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5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744" calcext:value-type="float">
            <text:p>744</text:p>
          </table:table-cell>
          <table:table-cell office:value-type="float" office:value="266" calcext:value-type="float">
            <text:p>266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6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440" calcext:value-type="float">
            <text:p>440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7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8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108" calcext:value-type="float">
            <text:p>108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19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20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872" calcext:value-type="float">
            <text:p>872</text:p>
          </table:table-cell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21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96" calcext:value-type="float">
            <text:p>96</text:p>
          </table:table-cell>
          <table:table-cell office:value-type="float" office:value="482" calcext:value-type="float">
            <text:p>482</text:p>
          </table:table-cell>
          <table:table-cell office:value-type="float" office:value="112" calcext:value-type="float">
            <text:p>112</text:p>
          </table:table-cell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6</text:p>
          </table:table-cell>
          <table:table-cell table:formula="of:=[.A22]&amp;&quot;.h5&quot;" office:value-type="string" office:string-value="HDF5_File/KDC6-14023_Inspirat. Lung 1.0_006.h5" calcext:value-type="string">
            <text:p>HDF5_File/KDC6-14023_Inspirat. Lung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23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24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25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328" calcext:value-type="float">
            <text:p>328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26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7</text:p>
          </table:table-cell>
          <table:table-cell table:formula="of:=[.A27]&amp;&quot;.h5&quot;" office:value-type="string" office:string-value="HDF5_File/KDC6-14023_Inspirat. Lung 1.0_007.h5" calcext:value-type="string">
            <text:p>HDF5_File/KDC6-14023_Inspirat. Lung 1.0_007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28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146" calcext:value-type="float">
            <text:p>146</text:p>
          </table:table-cell>
          <table:table-cell office:value-type="float" office:value="754" calcext:value-type="float">
            <text:p>754</text:p>
          </table:table-cell>
          <table:table-cell office:value-type="float" office:value="214" calcext:value-type="float">
            <text:p>214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29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6" calcext:value-type="float">
            <text:p>86</text:p>
          </table:table-cell>
          <table:table-cell office:value-type="float" office:value="714" calcext:value-type="float">
            <text:p>714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0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46" calcext:value-type="float">
            <text:p>846</text:p>
          </table:table-cell>
          <table:table-cell office:value-type="float" office:value="304" calcext:value-type="float">
            <text:p>304</text:p>
          </table:table-cell>
          <table:table-cell office:value-type="float" office:value="886" calcext:value-type="float">
            <text:p>886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1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office:value-type="float" office:value="408" calcext:value-type="float">
            <text:p>408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2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402" calcext:value-type="float">
            <text:p>402</text:p>
          </table:table-cell>
          <table:table-cell office:value-type="float" office:value="338" calcext:value-type="float">
            <text:p>338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3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912" calcext:value-type="float">
            <text:p>912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4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8</text:p>
          </table:table-cell>
          <table:table-cell table:formula="of:=[.A35]&amp;&quot;.h5&quot;" office:value-type="string" office:string-value="HDF5_File/KDC6-14023_Inspirat. Lung 1.0_008.h5" calcext:value-type="string">
            <text:p>HDF5_File/KDC6-14023_Inspirat. Lung 1.0_008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36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114" calcext:value-type="float">
            <text:p>114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37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110" calcext:value-type="float">
            <text:p>110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023_Inspirat. Lung 1.0_009</text:p>
          </table:table-cell>
          <table:table-cell table:formula="of:=[.A38]&amp;&quot;.h5&quot;" office:value-type="string" office:string-value="HDF5_File/KDC6-14023_Inspirat. Lung 1.0_009.h5" calcext:value-type="string">
            <text:p>HDF5_File/KDC6-14023_Inspirat. Lung 1.0_009.h5</text:p>
          </table:table-cell>
          <table:table-cell office:value-type="float" office:value="80" calcext:value-type="float">
            <text:p>80</text:p>
          </table:table-cell>
          <table:table-cell office:value-type="float" office:value="542" calcext:value-type="float">
            <text:p>542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023_Inspirat. Lung 1.0_010</text:p>
          </table:table-cell>
          <table:table-cell table:formula="of:=[.A39]&amp;&quot;.h5&quot;" office:value-type="string" office:string-value="HDF5_File/KDC6-14023_Inspirat. Lung 1.0_010.h5" calcext:value-type="string">
            <text:p>HDF5_File/KDC6-14023_Inspirat. Lung 1.0_010.h5</text:p>
          </table:table-cell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134" calcext:value-type="float">
            <text:p>134</text:p>
          </table:table-cell>
          <table:table-cell office:value-type="float" office:value="756" calcext:value-type="float">
            <text:p>75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183_Inspirat. Body 1.0_006</text:p>
          </table:table-cell>
          <table:table-cell table:formula="of:=[.A40]&amp;&quot;.h5&quot;" office:value-type="string" office:string-value="HDF5_File/KDC6-14183_Inspirat. Body 1.0_006.h5" calcext:value-type="string">
            <text:p>HDF5_File/KDC6-14183_Inspirat. Body 1.0_006.h5</text:p>
          </table:table-cell>
          <table:table-cell office:value-type="float" office:value="772" calcext:value-type="float">
            <text:p>772</text:p>
          </table:table-cell>
          <table:table-cell office:value-type="float" office:value="636" calcext:value-type="float">
            <text:p>636</text:p>
          </table:table-cell>
          <table:table-cell office:value-type="float" office:value="788" calcext:value-type="float">
            <text:p>78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183_Inspirat. Body 1.0_007</text:p>
          </table:table-cell>
          <table:table-cell table:formula="of:=[.A41]&amp;&quot;.h5&quot;" office:value-type="string" office:string-value="HDF5_File/KDC6-14183_Inspirat. Body 1.0_007.h5" calcext:value-type="string">
            <text:p>HDF5_File/KDC6-14183_Inspirat. Body 1.0_007.h5</text:p>
          </table:table-cell>
          <table:table-cell office:value-type="float" office:value="314" calcext:value-type="float">
            <text:p>314</text:p>
          </table:table-cell>
          <table:table-cell office:value-type="float" office:value="416" calcext:value-type="float">
            <text:p>416</text:p>
          </table:table-cell>
          <table:table-cell office:value-type="float" office:value="330" calcext:value-type="float">
            <text:p>330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183_Inspirat. Lung 1.0_006</text:p>
          </table:table-cell>
          <table:table-cell table:formula="of:=[.A42]&amp;&quot;.h5&quot;" office:value-type="string" office:string-value="HDF5_File/KDC6-14183_Inspirat. Lung 1.0_006.h5" calcext:value-type="string">
            <text:p>HDF5_File/KDC6-14183_Inspirat. Lung 1.0_006.h5</text:p>
          </table:table-cell>
          <table:table-cell office:value-type="float" office:value="772" calcext:value-type="float">
            <text:p>772</text:p>
          </table:table-cell>
          <table:table-cell office:value-type="float" office:value="636" calcext:value-type="float">
            <text:p>636</text:p>
          </table:table-cell>
          <table:table-cell office:value-type="float" office:value="788" calcext:value-type="float">
            <text:p>78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183_Inspirat. Lung 1.0_007</text:p>
          </table:table-cell>
          <table:table-cell table:formula="of:=[.A43]&amp;&quot;.h5&quot;" office:value-type="string" office:string-value="HDF5_File/KDC6-14183_Inspirat. Lung 1.0_007.h5" calcext:value-type="string">
            <text:p>HDF5_File/KDC6-14183_Inspirat. Lung 1.0_007.h5</text:p>
          </table:table-cell>
          <table:table-cell office:value-type="float" office:value="314" calcext:value-type="float">
            <text:p>314</text:p>
          </table:table-cell>
          <table:table-cell office:value-type="float" office:value="416" calcext:value-type="float">
            <text:p>416</text:p>
          </table:table-cell>
          <table:table-cell office:value-type="float" office:value="330" calcext:value-type="float">
            <text:p>330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Body 1.0_005</text:p>
          </table:table-cell>
          <table:table-cell table:formula="of:=[.A44]&amp;&quot;.h5&quot;" office:value-type="string" office:string-value="HDF5_File/KDC6-14207_Inspirat. Body 1.0_005.h5" calcext:value-type="string">
            <text:p>HDF5_File/KDC6-14207_Inspirat. Body 1.0_005.h5</text:p>
          </table:table-cell>
          <table:table-cell office:value-type="float" office:value="306" calcext:value-type="float">
            <text:p>306</text:p>
          </table:table-cell>
          <table:table-cell office:value-type="float" office:value="706" calcext:value-type="float">
            <text:p>706</text:p>
          </table:table-cell>
          <table:table-cell office:value-type="float" office:value="322" calcext:value-type="float">
            <text:p>322</text:p>
          </table:table-cell>
          <table:table-cell office:value-type="float" office:value="722" calcext:value-type="float">
            <text:p>7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Body 1.0_005</text:p>
          </table:table-cell>
          <table:table-cell table:formula="of:=[.A45]&amp;&quot;.h5&quot;" office:value-type="string" office:string-value="HDF5_File/KDC6-14207_Inspirat. Body 1.0_005.h5" calcext:value-type="string">
            <text:p>HDF5_File/KDC6-14207_Inspirat. Body 1.0_005.h5</text:p>
          </table:table-cell>
          <table:table-cell office:value-type="float" office:value="818" calcext:value-type="float">
            <text:p>818</text:p>
          </table:table-cell>
          <table:table-cell office:value-type="float" office:value="502" calcext:value-type="float">
            <text:p>502</text:p>
          </table:table-cell>
          <table:table-cell office:value-type="float" office:value="846" calcext:value-type="float">
            <text:p>846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Body 1.0_007</text:p>
          </table:table-cell>
          <table:table-cell table:formula="of:=[.A46]&amp;&quot;.h5&quot;" office:value-type="string" office:string-value="HDF5_File/KDC6-14207_Inspirat. Body 1.0_007.h5" calcext:value-type="string">
            <text:p>HDF5_File/KDC6-14207_Inspirat. Body 1.0_007.h5</text:p>
          </table:table-cell>
          <table:table-cell office:value-type="float" office:value="260" calcext:value-type="float">
            <text:p>260</text:p>
          </table:table-cell>
          <table:table-cell office:value-type="float" office:value="710" calcext:value-type="float">
            <text:p>710</text:p>
          </table:table-cell>
          <table:table-cell office:value-type="float" office:value="276" calcext:value-type="float">
            <text:p>276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Body 1.0_007</text:p>
          </table:table-cell>
          <table:table-cell table:formula="of:=[.A47]&amp;&quot;.h5&quot;" office:value-type="string" office:string-value="HDF5_File/KDC6-14207_Inspirat. Body 1.0_007.h5" calcext:value-type="string">
            <text:p>HDF5_File/KDC6-14207_Inspirat. Body 1.0_007.h5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float" office:value="308" calcext:value-type="float">
            <text:p>308</text:p>
          </table:table-cell>
          <table:table-cell office:value-type="float" office:value="708" calcext:value-type="float">
            <text:p>7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Lung 1.0_005</text:p>
          </table:table-cell>
          <table:table-cell table:formula="of:=[.A48]&amp;&quot;.h5&quot;" office:value-type="string" office:string-value="HDF5_File/KDC6-14207_Inspirat. Lung 1.0_005.h5" calcext:value-type="string">
            <text:p>HDF5_File/KDC6-14207_Inspirat. Lung 1.0_005.h5</text:p>
          </table:table-cell>
          <table:table-cell office:value-type="float" office:value="306" calcext:value-type="float">
            <text:p>306</text:p>
          </table:table-cell>
          <table:table-cell office:value-type="float" office:value="706" calcext:value-type="float">
            <text:p>706</text:p>
          </table:table-cell>
          <table:table-cell office:value-type="float" office:value="322" calcext:value-type="float">
            <text:p>322</text:p>
          </table:table-cell>
          <table:table-cell office:value-type="float" office:value="722" calcext:value-type="float">
            <text:p>7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Lung 1.0_005</text:p>
          </table:table-cell>
          <table:table-cell table:formula="of:=[.A49]&amp;&quot;.h5&quot;" office:value-type="string" office:string-value="HDF5_File/KDC6-14207_Inspirat. Lung 1.0_005.h5" calcext:value-type="string">
            <text:p>HDF5_File/KDC6-14207_Inspirat. Lung 1.0_005.h5</text:p>
          </table:table-cell>
          <table:table-cell office:value-type="float" office:value="818" calcext:value-type="float">
            <text:p>818</text:p>
          </table:table-cell>
          <table:table-cell office:value-type="float" office:value="502" calcext:value-type="float">
            <text:p>502</text:p>
          </table:table-cell>
          <table:table-cell office:value-type="float" office:value="846" calcext:value-type="float">
            <text:p>846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Lung 1.0_007</text:p>
          </table:table-cell>
          <table:table-cell table:formula="of:=[.A50]&amp;&quot;.h5&quot;" office:value-type="string" office:string-value="HDF5_File/KDC6-14207_Inspirat. Lung 1.0_007.h5" calcext:value-type="string">
            <text:p>HDF5_File/KDC6-14207_Inspirat. Lung 1.0_007.h5</text:p>
          </table:table-cell>
          <table:table-cell office:value-type="float" office:value="260" calcext:value-type="float">
            <text:p>260</text:p>
          </table:table-cell>
          <table:table-cell office:value-type="float" office:value="710" calcext:value-type="float">
            <text:p>710</text:p>
          </table:table-cell>
          <table:table-cell office:value-type="float" office:value="276" calcext:value-type="float">
            <text:p>276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07_Inspirat. Lung 1.0_007</text:p>
          </table:table-cell>
          <table:table-cell table:formula="of:=[.A51]&amp;&quot;.h5&quot;" office:value-type="string" office:string-value="HDF5_File/KDC6-14207_Inspirat. Lung 1.0_007.h5" calcext:value-type="string">
            <text:p>HDF5_File/KDC6-14207_Inspirat. Lung 1.0_007.h5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float" office:value="308" calcext:value-type="float">
            <text:p>308</text:p>
          </table:table-cell>
          <table:table-cell office:value-type="float" office:value="708" calcext:value-type="float">
            <text:p>7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293_Inspirat. Body 1.0_007</text:p>
          </table:table-cell>
          <table:table-cell table:formula="of:=[.A52]&amp;&quot;.h5&quot;" office:value-type="string" office:string-value="HDF5_File/KDC6-14293_Inspirat. Body 1.0_007.h5" calcext:value-type="string">
            <text:p>HDF5_File/KDC6-14293_Inspirat. Body 1.0_007.h5</text:p>
          </table:table-cell>
          <table:table-cell office:value-type="float" office:value="826" calcext:value-type="float">
            <text:p>826</text:p>
          </table:table-cell>
          <table:table-cell office:value-type="float" office:value="288" calcext:value-type="float">
            <text:p>288</text:p>
          </table:table-cell>
          <table:table-cell office:value-type="float" office:value="842" calcext:value-type="float">
            <text:p>842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293_Inspirat. Lung 1.0_007</text:p>
          </table:table-cell>
          <table:table-cell table:formula="of:=[.A53]&amp;&quot;.h5&quot;" office:value-type="string" office:string-value="HDF5_File/KDC6-14293_Inspirat. Lung 1.0_007.h5" calcext:value-type="string">
            <text:p>HDF5_File/KDC6-14293_Inspirat. Lung 1.0_007.h5</text:p>
          </table:table-cell>
          <table:table-cell office:value-type="float" office:value="826" calcext:value-type="float">
            <text:p>826</text:p>
          </table:table-cell>
          <table:table-cell office:value-type="float" office:value="288" calcext:value-type="float">
            <text:p>288</text:p>
          </table:table-cell>
          <table:table-cell office:value-type="float" office:value="842" calcext:value-type="float">
            <text:p>842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415_Inspirat. Body 1.0_002</text:p>
          </table:table-cell>
          <table:table-cell table:formula="of:=[.A54]&amp;&quot;.h5&quot;" office:value-type="string" office:string-value="HDF5_File/KDC6-14415_Inspirat. Body 1.0_002.h5" calcext:value-type="string">
            <text:p>HDF5_File/KDC6-14415_Inspirat. Body 1.0_002.h5</text:p>
          </table:table-cell>
          <table:table-cell office:value-type="float" office:value="610" calcext:value-type="float">
            <text:p>610</text:p>
          </table:table-cell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415_Inspirat. Body 1.0_004</text:p>
          </table:table-cell>
          <table:table-cell table:formula="of:=[.A55]&amp;&quot;.h5&quot;" office:value-type="string" office:string-value="HDF5_File/KDC6-14415_Inspirat. Body 1.0_004.h5" calcext:value-type="string">
            <text:p>HDF5_File/KDC6-14415_Inspirat. Body 1.0_004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56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57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58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5</text:p>
          </table:table-cell>
          <table:table-cell table:formula="of:=[.A59]&amp;&quot;.h5&quot;" office:value-type="string" office:string-value="HDF5_File/KDC6-14415_Inspirat. Body 1.0_005.h5" calcext:value-type="string">
            <text:p>HDF5_File/KDC6-14415_Inspirat. Body 1.0_005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table:formula="of:=[.A60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Body 1.0_006</text:p>
          </table:table-cell>
          <table:table-cell table:formula="of:=[.A61]&amp;&quot;.h5&quot;" office:value-type="string" office:string-value="HDF5_File/KDC6-14415_Inspirat. Body 1.0_006.h5" calcext:value-type="string">
            <text:p>HDF5_File/KDC6-14415_Inspirat. Body 1.0_006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2</text:p>
          </table:table-cell>
          <table:table-cell table:formula="of:=[.A62]&amp;&quot;.h5&quot;" office:value-type="string" office:string-value="HDF5_File/KDC6-14415_Inspirat. Lung 1.0_002.h5" calcext:value-type="string">
            <text:p>HDF5_File/KDC6-14415_Inspirat. Lung 1.0_002.h5</text:p>
          </table:table-cell>
          <table:table-cell office:value-type="float" office:value="610" calcext:value-type="float">
            <text:p>610</text:p>
          </table:table-cell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415_Inspirat. Lung 1.0_004</text:p>
          </table:table-cell>
          <table:table-cell table:formula="of:=[.A63]&amp;&quot;.h5&quot;" office:value-type="string" office:string-value="HDF5_File/KDC6-14415_Inspirat. Lung 1.0_004.h5" calcext:value-type="string">
            <text:p>HDF5_File/KDC6-14415_Inspirat. Lung 1.0_004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64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65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66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5</text:p>
          </table:table-cell>
          <table:table-cell table:formula="of:=[.A67]&amp;&quot;.h5&quot;" office:value-type="string" office:string-value="HDF5_File/KDC6-14415_Inspirat. Lung 1.0_005.h5" calcext:value-type="string">
            <text:p>HDF5_File/KDC6-14415_Inspirat. Lung 1.0_005.h5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604" calcext:value-type="float">
            <text:p>60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table:formula="of:=[.A68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415_Inspirat. Lung 1.0_006</text:p>
          </table:table-cell>
          <table:table-cell table:formula="of:=[.A69]&amp;&quot;.h5&quot;" office:value-type="string" office:string-value="HDF5_File/KDC6-14415_Inspirat. Lung 1.0_006.h5" calcext:value-type="string">
            <text:p>HDF5_File/KDC6-14415_Inspirat. Lung 1.0_006.h5</text:p>
          </table:table-cell>
          <table:table-cell office:value-type="float" office:value="136" calcext:value-type="float">
            <text:p>136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Body 1.0_006</text:p>
          </table:table-cell>
          <table:table-cell table:formula="of:=[.A70]&amp;&quot;.h5&quot;" office:value-type="string" office:string-value="HDF5_File/KDC6-14531_Inspirat. Body 1.0_006.h5" calcext:value-type="string">
            <text:p>HDF5_File/KDC6-14531_Inspirat. Body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8" calcext:value-type="float">
            <text:p>588</text:p>
          </table:table-cell>
          <table:table-cell office:value-type="float" office:value="204" calcext:value-type="float">
            <text:p>204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Body 1.0_006</text:p>
          </table:table-cell>
          <table:table-cell table:formula="of:=[.A71]&amp;&quot;.h5&quot;" office:value-type="string" office:string-value="HDF5_File/KDC6-14531_Inspirat. Body 1.0_006.h5" calcext:value-type="string">
            <text:p>HDF5_File/KDC6-14531_Inspirat. Body 1.0_006.h5</text:p>
          </table:table-cell>
          <table:table-cell office:value-type="float" office:value="190" calcext:value-type="float">
            <text:p>190</text:p>
          </table:table-cell>
          <table:table-cell office:value-type="float" office:value="574" calcext:value-type="float">
            <text:p>574</text:p>
          </table:table-cell>
          <table:table-cell office:value-type="float" office:value="206" calcext:value-type="float">
            <text:p>206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Body 1.0_007</text:p>
          </table:table-cell>
          <table:table-cell table:formula="of:=[.A72]&amp;&quot;.h5&quot;" office:value-type="string" office:string-value="HDF5_File/KDC6-14531_Inspirat. Body 1.0_007.h5" calcext:value-type="string">
            <text:p>HDF5_File/KDC6-14531_Inspirat. Body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26" calcext:value-type="float">
            <text:p>226</text:p>
          </table:table-cell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Lung 1.0_006</text:p>
          </table:table-cell>
          <table:table-cell table:formula="of:=[.A73]&amp;&quot;.h5&quot;" office:value-type="string" office:string-value="HDF5_File/KDC6-14531_Inspirat. Lung 1.0_006.h5" calcext:value-type="string">
            <text:p>HDF5_File/KDC6-14531_Inspirat. Lung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8" calcext:value-type="float">
            <text:p>588</text:p>
          </table:table-cell>
          <table:table-cell office:value-type="float" office:value="204" calcext:value-type="float">
            <text:p>204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Lung 1.0_006</text:p>
          </table:table-cell>
          <table:table-cell table:formula="of:=[.A74]&amp;&quot;.h5&quot;" office:value-type="string" office:string-value="HDF5_File/KDC6-14531_Inspirat. Lung 1.0_006.h5" calcext:value-type="string">
            <text:p>HDF5_File/KDC6-14531_Inspirat. Lung 1.0_006.h5</text:p>
          </table:table-cell>
          <table:table-cell office:value-type="float" office:value="190" calcext:value-type="float">
            <text:p>190</text:p>
          </table:table-cell>
          <table:table-cell office:value-type="float" office:value="574" calcext:value-type="float">
            <text:p>574</text:p>
          </table:table-cell>
          <table:table-cell office:value-type="float" office:value="206" calcext:value-type="float">
            <text:p>206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31_Inspirat. Lung 1.0_007</text:p>
          </table:table-cell>
          <table:table-cell table:formula="of:=[.A75]&amp;&quot;.h5&quot;" office:value-type="string" office:string-value="HDF5_File/KDC6-14531_Inspirat. Lung 1.0_007.h5" calcext:value-type="string">
            <text:p>HDF5_File/KDC6-14531_Inspirat. Lung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26" calcext:value-type="float">
            <text:p>226</text:p>
          </table:table-cell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96_Inspirat. Body 1.0_003</text:p>
          </table:table-cell>
          <table:table-cell table:formula="of:=[.A76]&amp;&quot;.h5&quot;" office:value-type="string" office:string-value="HDF5_File/KDC6-14596_Inspirat. Body 1.0_003.h5" calcext:value-type="string">
            <text:p>HDF5_File/KDC6-14596_Inspirat. Body 1.0_003.h5</text:p>
          </table:table-cell>
          <table:table-cell office:value-type="float" office:value="352" calcext:value-type="float">
            <text:p>352</text:p>
          </table:table-cell>
          <table:table-cell office:value-type="float" office:value="612" calcext:value-type="float">
            <text:p>612</text:p>
          </table:table-cell>
          <table:table-cell office:value-type="float" office:value="376" calcext:value-type="float">
            <text:p>376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96_Inspirat. Body 1.0_004</text:p>
          </table:table-cell>
          <table:table-cell table:formula="of:=[.A77]&amp;&quot;.h5&quot;" office:value-type="string" office:string-value="HDF5_File/KDC6-14596_Inspirat. Body 1.0_004.h5" calcext:value-type="string">
            <text:p>HDF5_File/KDC6-14596_Inspirat. Body 1.0_004.h5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4</text:p>
          </table:table-cell>
          <table:table-cell table:formula="of:=[.A78]&amp;&quot;.h5&quot;" office:value-type="string" office:string-value="HDF5_File/KDC6-14596_Inspirat. Body 1.0_004.h5" calcext:value-type="string">
            <text:p>HDF5_File/KDC6-14596_Inspirat. Body 1.0_004.h5</text:p>
          </table:table-cell>
          <table:table-cell office:value-type="float" office:value="362" calcext:value-type="float">
            <text:p>362</text:p>
          </table:table-cell>
          <table:table-cell office:value-type="float" office:value="626" calcext:value-type="float">
            <text:p>626</text:p>
          </table:table-cell>
          <table:table-cell office:value-type="float" office:value="386" calcext:value-type="float">
            <text:p>386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5</text:p>
          </table:table-cell>
          <table:table-cell table:formula="of:=[.A79]&amp;&quot;.h5&quot;" office:value-type="string" office:string-value="HDF5_File/KDC6-14596_Inspirat. Body 1.0_005.h5" calcext:value-type="string">
            <text:p>HDF5_File/KDC6-14596_Inspirat. Body 1.0_005.h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5</text:p>
          </table:table-cell>
          <table:table-cell table:formula="of:=[.A80]&amp;&quot;.h5&quot;" office:value-type="string" office:string-value="HDF5_File/KDC6-14596_Inspirat. Body 1.0_005.h5" calcext:value-type="string">
            <text:p>HDF5_File/KDC6-14596_Inspirat. Body 1.0_005.h5</text:p>
          </table:table-cell>
          <table:table-cell office:value-type="float" office:value="220" calcext:value-type="float">
            <text:p>220</text:p>
          </table:table-cell>
          <table:table-cell office:value-type="float" office:value="482" calcext:value-type="float">
            <text:p>482</text:p>
          </table:table-cell>
          <table:table-cell office:value-type="float" office:value="248" calcext:value-type="float">
            <text:p>248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5</text:p>
          </table:table-cell>
          <table:table-cell table:formula="of:=[.A81]&amp;&quot;.h5&quot;" office:value-type="string" office:string-value="HDF5_File/KDC6-14596_Inspirat. Body 1.0_005.h5" calcext:value-type="string">
            <text:p>HDF5_File/KDC6-14596_Inspirat. Body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700" calcext:value-type="float">
            <text:p>700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6</text:p>
          </table:table-cell>
          <table:table-cell table:formula="of:=[.A82]&amp;&quot;.h5&quot;" office:value-type="string" office:string-value="HDF5_File/KDC6-14596_Inspirat. Body 1.0_006.h5" calcext:value-type="string">
            <text:p>HDF5_File/KDC6-14596_Inspirat. Body 1.0_006.h5</text:p>
          </table:table-cell>
          <table:table-cell office:value-type="float" office:value="208" calcext:value-type="float">
            <text:p>208</text:p>
          </table:table-cell>
          <table:table-cell office:value-type="float" office:value="338" calcext:value-type="float">
            <text:p>338</text:p>
          </table:table-cell>
          <table:table-cell office:value-type="float" office:value="224" calcext:value-type="float">
            <text:p>224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596_Inspirat. Body 1.0_006</text:p>
          </table:table-cell>
          <table:table-cell table:formula="of:=[.A83]&amp;&quot;.h5&quot;" office:value-type="string" office:string-value="HDF5_File/KDC6-14596_Inspirat. Body 1.0_006.h5" calcext:value-type="string">
            <text:p>HDF5_File/KDC6-14596_Inspirat. Body 1.0_006.h5</text:p>
          </table:table-cell>
          <table:table-cell office:value-type="float" office:value="344" calcext:value-type="float">
            <text:p>344</text:p>
          </table:table-cell>
          <table:table-cell office:value-type="float" office:value="704" calcext:value-type="float">
            <text:p>704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6</text:p>
          </table:table-cell>
          <table:table-cell table:formula="of:=[.A84]&amp;&quot;.h5&quot;" office:value-type="string" office:string-value="HDF5_File/KDC6-14596_Inspirat. Body 1.0_006.h5" calcext:value-type="string">
            <text:p>HDF5_File/KDC6-14596_Inspirat. Body 1.0_006.h5</text:p>
          </table:table-cell>
          <table:table-cell office:value-type="float" office:value="750" calcext:value-type="float">
            <text:p>750</text:p>
          </table:table-cell>
          <table:table-cell office:value-type="float" office:value="708" calcext:value-type="float">
            <text:p>708</text:p>
          </table:table-cell>
          <table:table-cell office:value-type="float" office:value="774" calcext:value-type="float">
            <text:p>774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7</text:p>
          </table:table-cell>
          <table:table-cell table:formula="of:=[.A85]&amp;&quot;.h5&quot;" office:value-type="string" office:string-value="HDF5_File/KDC6-14596_Inspirat. Body 1.0_007.h5" calcext:value-type="string">
            <text:p>HDF5_File/KDC6-14596_Inspirat. Body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708" calcext:value-type="float">
            <text:p>708</text:p>
          </table:table-cell>
          <table:table-cell office:value-type="float" office:value="774" calcext:value-type="float">
            <text:p>774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Body 1.0_007</text:p>
          </table:table-cell>
          <table:table-cell table:formula="of:=[.A86]&amp;&quot;.h5&quot;" office:value-type="string" office:string-value="HDF5_File/KDC6-14596_Inspirat. Body 1.0_007.h5" calcext:value-type="string">
            <text:p>HDF5_File/KDC6-14596_Inspirat. Body 1.0_007.h5</text:p>
          </table:table-cell>
          <table:table-cell office:value-type="float" office:value="178" calcext:value-type="float">
            <text:p>178</text:p>
          </table:table-cell>
          <table:table-cell office:value-type="float" office:value="596" calcext:value-type="float">
            <text:p>596</text:p>
          </table:table-cell>
          <table:table-cell office:value-type="float" office:value="194" calcext:value-type="float">
            <text:p>194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3</text:p>
          </table:table-cell>
          <table:table-cell table:formula="of:=[.A87]&amp;&quot;.h5&quot;" office:value-type="string" office:string-value="HDF5_File/KDC6-14596_Inspirat. Lung 1.0_003.h5" calcext:value-type="string">
            <text:p>HDF5_File/KDC6-14596_Inspirat. Lung 1.0_003.h5</text:p>
          </table:table-cell>
          <table:table-cell office:value-type="float" office:value="352" calcext:value-type="float">
            <text:p>352</text:p>
          </table:table-cell>
          <table:table-cell office:value-type="float" office:value="612" calcext:value-type="float">
            <text:p>612</text:p>
          </table:table-cell>
          <table:table-cell office:value-type="float" office:value="376" calcext:value-type="float">
            <text:p>376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596_Inspirat. Lung 1.0_004</text:p>
          </table:table-cell>
          <table:table-cell table:formula="of:=[.A88]&amp;&quot;.h5&quot;" office:value-type="string" office:string-value="HDF5_File/KDC6-14596_Inspirat. Lung 1.0_004.h5" calcext:value-type="string">
            <text:p>HDF5_File/KDC6-14596_Inspirat. Lung 1.0_004.h5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4</text:p>
          </table:table-cell>
          <table:table-cell table:formula="of:=[.A89]&amp;&quot;.h5&quot;" office:value-type="string" office:string-value="HDF5_File/KDC6-14596_Inspirat. Lung 1.0_004.h5" calcext:value-type="string">
            <text:p>HDF5_File/KDC6-14596_Inspirat. Lung 1.0_004.h5</text:p>
          </table:table-cell>
          <table:table-cell office:value-type="float" office:value="362" calcext:value-type="float">
            <text:p>362</text:p>
          </table:table-cell>
          <table:table-cell office:value-type="float" office:value="626" calcext:value-type="float">
            <text:p>626</text:p>
          </table:table-cell>
          <table:table-cell office:value-type="float" office:value="386" calcext:value-type="float">
            <text:p>386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5</text:p>
          </table:table-cell>
          <table:table-cell table:formula="of:=[.A90]&amp;&quot;.h5&quot;" office:value-type="string" office:string-value="HDF5_File/KDC6-14596_Inspirat. Lung 1.0_005.h5" calcext:value-type="string">
            <text:p>HDF5_File/KDC6-14596_Inspirat. Lung 1.0_005.h5</text:p>
          </table:table-cell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5</text:p>
          </table:table-cell>
          <table:table-cell table:formula="of:=[.A91]&amp;&quot;.h5&quot;" office:value-type="string" office:string-value="HDF5_File/KDC6-14596_Inspirat. Lung 1.0_005.h5" calcext:value-type="string">
            <text:p>HDF5_File/KDC6-14596_Inspirat. Lung 1.0_005.h5</text:p>
          </table:table-cell>
          <table:table-cell office:value-type="float" office:value="220" calcext:value-type="float">
            <text:p>220</text:p>
          </table:table-cell>
          <table:table-cell office:value-type="float" office:value="482" calcext:value-type="float">
            <text:p>482</text:p>
          </table:table-cell>
          <table:table-cell office:value-type="float" office:value="248" calcext:value-type="float">
            <text:p>248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5</text:p>
          </table:table-cell>
          <table:table-cell table:formula="of:=[.A92]&amp;&quot;.h5&quot;" office:value-type="string" office:string-value="HDF5_File/KDC6-14596_Inspirat. Lung 1.0_005.h5" calcext:value-type="string">
            <text:p>HDF5_File/KDC6-14596_Inspirat. Lung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700" calcext:value-type="float">
            <text:p>700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6</text:p>
          </table:table-cell>
          <table:table-cell table:formula="of:=[.A93]&amp;&quot;.h5&quot;" office:value-type="string" office:string-value="HDF5_File/KDC6-14596_Inspirat. Lung 1.0_006.h5" calcext:value-type="string">
            <text:p>HDF5_File/KDC6-14596_Inspirat. Lung 1.0_006.h5</text:p>
          </table:table-cell>
          <table:table-cell office:value-type="float" office:value="208" calcext:value-type="float">
            <text:p>208</text:p>
          </table:table-cell>
          <table:table-cell office:value-type="float" office:value="338" calcext:value-type="float">
            <text:p>338</text:p>
          </table:table-cell>
          <table:table-cell office:value-type="float" office:value="224" calcext:value-type="float">
            <text:p>224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596_Inspirat. Lung 1.0_006</text:p>
          </table:table-cell>
          <table:table-cell table:formula="of:=[.A94]&amp;&quot;.h5&quot;" office:value-type="string" office:string-value="HDF5_File/KDC6-14596_Inspirat. Lung 1.0_006.h5" calcext:value-type="string">
            <text:p>HDF5_File/KDC6-14596_Inspirat. Lung 1.0_006.h5</text:p>
          </table:table-cell>
          <table:table-cell office:value-type="float" office:value="344" calcext:value-type="float">
            <text:p>344</text:p>
          </table:table-cell>
          <table:table-cell office:value-type="float" office:value="704" calcext:value-type="float">
            <text:p>704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6</text:p>
          </table:table-cell>
          <table:table-cell table:formula="of:=[.A95]&amp;&quot;.h5&quot;" office:value-type="string" office:string-value="HDF5_File/KDC6-14596_Inspirat. Lung 1.0_006.h5" calcext:value-type="string">
            <text:p>HDF5_File/KDC6-14596_Inspirat. Lung 1.0_006.h5</text:p>
          </table:table-cell>
          <table:table-cell office:value-type="float" office:value="750" calcext:value-type="float">
            <text:p>750</text:p>
          </table:table-cell>
          <table:table-cell office:value-type="float" office:value="708" calcext:value-type="float">
            <text:p>708</text:p>
          </table:table-cell>
          <table:table-cell office:value-type="float" office:value="774" calcext:value-type="float">
            <text:p>774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7</text:p>
          </table:table-cell>
          <table:table-cell table:formula="of:=[.A96]&amp;&quot;.h5&quot;" office:value-type="string" office:string-value="HDF5_File/KDC6-14596_Inspirat. Lung 1.0_007.h5" calcext:value-type="string">
            <text:p>HDF5_File/KDC6-14596_Inspirat. Lung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708" calcext:value-type="float">
            <text:p>708</text:p>
          </table:table-cell>
          <table:table-cell office:value-type="float" office:value="774" calcext:value-type="float">
            <text:p>774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596_Inspirat. Lung 1.0_007</text:p>
          </table:table-cell>
          <table:table-cell table:formula="of:=[.A97]&amp;&quot;.h5&quot;" office:value-type="string" office:string-value="HDF5_File/KDC6-14596_Inspirat. Lung 1.0_007.h5" calcext:value-type="string">
            <text:p>HDF5_File/KDC6-14596_Inspirat. Lung 1.0_007.h5</text:p>
          </table:table-cell>
          <table:table-cell office:value-type="float" office:value="178" calcext:value-type="float">
            <text:p>178</text:p>
          </table:table-cell>
          <table:table-cell office:value-type="float" office:value="596" calcext:value-type="float">
            <text:p>596</text:p>
          </table:table-cell>
          <table:table-cell office:value-type="float" office:value="194" calcext:value-type="float">
            <text:p>194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622_Inspirat. Body 1.0_006</text:p>
          </table:table-cell>
          <table:table-cell table:formula="of:=[.A98]&amp;&quot;.h5&quot;" office:value-type="string" office:string-value="HDF5_File/KDC6-14622_Inspirat. Body 1.0_006.h5" calcext:value-type="string">
            <text:p>HDF5_File/KDC6-14622_Inspirat. Body 1.0_006.h5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836" calcext:value-type="float">
            <text:p>836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622_Inspirat. Body 1.0_007</text:p>
          </table:table-cell>
          <table:table-cell table:formula="of:=[.A99]&amp;&quot;.h5&quot;" office:value-type="string" office:string-value="HDF5_File/KDC6-14622_Inspirat. Body 1.0_007.h5" calcext:value-type="string">
            <text:p>HDF5_File/KDC6-14622_Inspirat. Body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836" calcext:value-type="float">
            <text:p>836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622_Inspirat. Lung 1.0_006</text:p>
          </table:table-cell>
          <table:table-cell table:formula="of:=[.A100]&amp;&quot;.h5&quot;" office:value-type="string" office:string-value="HDF5_File/KDC6-14622_Inspirat. Lung 1.0_006.h5" calcext:value-type="string">
            <text:p>HDF5_File/KDC6-14622_Inspirat. Lung 1.0_006.h5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836" calcext:value-type="float">
            <text:p>836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622_Inspirat. Lung 1.0_007</text:p>
          </table:table-cell>
          <table:table-cell table:formula="of:=[.A101]&amp;&quot;.h5&quot;" office:value-type="string" office:string-value="HDF5_File/KDC6-14622_Inspirat. Lung 1.0_007.h5" calcext:value-type="string">
            <text:p>HDF5_File/KDC6-14622_Inspirat. Lung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836" calcext:value-type="float">
            <text:p>836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2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3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294" calcext:value-type="float">
            <text:p>294</text:p>
          </table:table-cell>
          <table:table-cell office:value-type="float" office:value="728" calcext:value-type="float">
            <text:p>728</text:p>
          </table:table-cell>
          <table:table-cell office:value-type="float" office:value="318" calcext:value-type="float">
            <text:p>318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4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5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1</text:p>
          </table:table-cell>
          <table:table-cell table:formula="of:=[.A106]&amp;&quot;.h5&quot;" office:value-type="string" office:string-value="HDF5_File/KDC6-14718_Inspirat. Body 1.0_001.h5" calcext:value-type="string">
            <text:p>HDF5_File/KDC6-14718_Inspirat. Body 1.0_001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7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8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09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2</text:p>
          </table:table-cell>
          <table:table-cell table:formula="of:=[.A110]&amp;&quot;.h5&quot;" office:value-type="string" office:string-value="HDF5_File/KDC6-14718_Inspirat. Body 1.0_002.h5" calcext:value-type="string">
            <text:p>HDF5_File/KDC6-14718_Inspirat. Body 1.0_002.h5</text:p>
          </table:table-cell>
          <table:table-cell office:value-type="float" office:value="126" calcext:value-type="float">
            <text:p>126</text:p>
          </table:table-cell>
          <table:table-cell office:value-type="float" office:value="606" calcext:value-type="float">
            <text:p>606</text:p>
          </table:table-cell>
          <table:table-cell office:value-type="float" office:value="142" calcext:value-type="float">
            <text:p>142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Body 1.0_005</text:p>
          </table:table-cell>
          <table:table-cell table:formula="of:=[.A111]&amp;&quot;.h5&quot;" office:value-type="string" office:string-value="HDF5_File/KDC6-14718_Inspirat. Body 1.0_005.h5" calcext:value-type="string">
            <text:p>HDF5_File/KDC6-14718_Inspirat. Body 1.0_005.h5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05</text:p>
          </table:table-cell>
          <table:table-cell table:formula="of:=[.A112]&amp;&quot;.h5&quot;" office:value-type="string" office:string-value="HDF5_File/KDC6-14718_Inspirat. Body 1.0_005.h5" calcext:value-type="string">
            <text:p>HDF5_File/KDC6-14718_Inspirat. Body 1.0_005.h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Body 1.0_011</text:p>
          </table:table-cell>
          <table:table-cell table:formula="of:=[.A113]&amp;&quot;.h5&quot;" office:value-type="string" office:string-value="HDF5_File/KDC6-14718_Inspirat. Body 1.0_011.h5" calcext:value-type="string">
            <text:p>HDF5_File/KDC6-14718_Inspirat. Body 1.0_011.h5</text:p>
          </table:table-cell>
          <table:table-cell office:value-type="float" office:value="120" calcext:value-type="float">
            <text:p>120</text:p>
          </table:table-cell>
          <table:table-cell office:value-type="float" office:value="602" calcext:value-type="float">
            <text:p>602</text:p>
          </table:table-cell>
          <table:table-cell office:value-type="float" office:value="136" calcext:value-type="float">
            <text:p>136</text:p>
          </table:table-cell>
          <table:table-cell office:value-type="float" office:value="618" calcext:value-type="float">
            <text:p>6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14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288" calcext:value-type="float">
            <text:p>288</text:p>
          </table:table-cell>
          <table:table-cell office:value-type="float" office:value="658" calcext:value-type="float">
            <text:p>658</text:p>
          </table:table-cell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15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294" calcext:value-type="float">
            <text:p>294</text:p>
          </table:table-cell>
          <table:table-cell office:value-type="float" office:value="728" calcext:value-type="float">
            <text:p>728</text:p>
          </table:table-cell>
          <table:table-cell office:value-type="float" office:value="318" calcext:value-type="float">
            <text:p>318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16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17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1</text:p>
          </table:table-cell>
          <table:table-cell table:formula="of:=[.A118]&amp;&quot;.h5&quot;" office:value-type="string" office:string-value="HDF5_File/KDC6-14718_Inspirat. Lung 1.0_001.h5" calcext:value-type="string">
            <text:p>HDF5_File/KDC6-14718_Inspirat. Lung 1.0_001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19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488" calcext:value-type="float">
            <text:p>488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20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290" calcext:value-type="float">
            <text:p>290</text:p>
          </table:table-cell>
          <table:table-cell office:value-type="float" office:value="658" calcext:value-type="float">
            <text:p>658</text:p>
          </table:table-cell>
          <table:table-cell office:value-type="float" office:value="334" calcext:value-type="float">
            <text:p>334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21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2</text:p>
          </table:table-cell>
          <table:table-cell table:formula="of:=[.A122]&amp;&quot;.h5&quot;" office:value-type="string" office:string-value="HDF5_File/KDC6-14718_Inspirat. Lung 1.0_002.h5" calcext:value-type="string">
            <text:p>HDF5_File/KDC6-14718_Inspirat. Lung 1.0_002.h5</text:p>
          </table:table-cell>
          <table:table-cell office:value-type="float" office:value="126" calcext:value-type="float">
            <text:p>126</text:p>
          </table:table-cell>
          <table:table-cell office:value-type="float" office:value="606" calcext:value-type="float">
            <text:p>606</text:p>
          </table:table-cell>
          <table:table-cell office:value-type="float" office:value="142" calcext:value-type="float">
            <text:p>142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718_Inspirat. Lung 1.0_005</text:p>
          </table:table-cell>
          <table:table-cell table:formula="of:=[.A123]&amp;&quot;.h5&quot;" office:value-type="string" office:string-value="HDF5_File/KDC6-14718_Inspirat. Lung 1.0_005.h5" calcext:value-type="string">
            <text:p>HDF5_File/KDC6-14718_Inspirat. Lung 1.0_005.h5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340" calcext:value-type="float">
            <text:p>34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05</text:p>
          </table:table-cell>
          <table:table-cell table:formula="of:=[.A124]&amp;&quot;.h5&quot;" office:value-type="string" office:string-value="HDF5_File/KDC6-14718_Inspirat. Lung 1.0_005.h5" calcext:value-type="string">
            <text:p>HDF5_File/KDC6-14718_Inspirat. Lung 1.0_005.h5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718_Inspirat. Lung 1.0_011</text:p>
          </table:table-cell>
          <table:table-cell table:formula="of:=[.A125]&amp;&quot;.h5&quot;" office:value-type="string" office:string-value="HDF5_File/KDC6-14718_Inspirat. Lung 1.0_011.h5" calcext:value-type="string">
            <text:p>HDF5_File/KDC6-14718_Inspirat. Lung 1.0_011.h5</text:p>
          </table:table-cell>
          <table:table-cell office:value-type="float" office:value="120" calcext:value-type="float">
            <text:p>120</text:p>
          </table:table-cell>
          <table:table-cell office:value-type="float" office:value="602" calcext:value-type="float">
            <text:p>602</text:p>
          </table:table-cell>
          <table:table-cell office:value-type="float" office:value="136" calcext:value-type="float">
            <text:p>136</text:p>
          </table:table-cell>
          <table:table-cell office:value-type="float" office:value="618" calcext:value-type="float">
            <text:p>6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2</text:p>
          </table:table-cell>
          <table:table-cell table:formula="of:=[.A126]&amp;&quot;.h5&quot;" office:value-type="string" office:string-value="HDF5_File/KDC6-14949_Inspirat. Body 1.0_002.h5" calcext:value-type="string">
            <text:p>HDF5_File/KDC6-14949_Inspirat. Body 1.0_002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06" calcext:value-type="float">
            <text:p>406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2</text:p>
          </table:table-cell>
          <table:table-cell table:formula="of:=[.A127]&amp;&quot;.h5&quot;" office:value-type="string" office:string-value="HDF5_File/KDC6-14949_Inspirat. Body 1.0_002.h5" calcext:value-type="string">
            <text:p>HDF5_File/KDC6-14949_Inspirat. Body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2</text:p>
          </table:table-cell>
          <table:table-cell table:formula="of:=[.A128]&amp;&quot;.h5&quot;" office:value-type="string" office:string-value="HDF5_File/KDC6-14949_Inspirat. Body 1.0_002.h5" calcext:value-type="string">
            <text:p>HDF5_File/KDC6-14949_Inspirat. Body 1.0_002.h5</text:p>
          </table:table-cell>
          <table:table-cell office:value-type="float" office:value="626" calcext:value-type="float">
            <text:p>626</text:p>
          </table:table-cell>
          <table:table-cell office:value-type="float" office:value="612" calcext:value-type="float">
            <text:p>612</text:p>
          </table:table-cell>
          <table:table-cell office:value-type="float" office:value="642" calcext:value-type="float">
            <text:p>642</text:p>
          </table:table-cell>
          <table:table-cell office:value-type="float" office:value="628" calcext:value-type="float">
            <text:p>6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table:formula="of:=[.A129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table:formula="of:=[.A130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office:value-type="float" office:value="738" calcext:value-type="float">
            <text:p>738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3</text:p>
          </table:table-cell>
          <table:table-cell table:formula="of:=[.A131]&amp;&quot;.h5&quot;" office:value-type="string" office:string-value="HDF5_File/KDC6-14949_Inspirat. Body 1.0_003.h5" calcext:value-type="string">
            <text:p>HDF5_File/KDC6-14949_Inspirat. Body 1.0_003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4</text:p>
          </table:table-cell>
          <table:table-cell table:formula="of:=[.A132]&amp;&quot;.h5&quot;" office:value-type="string" office:string-value="HDF5_File/KDC6-14949_Inspirat. Body 1.0_004.h5" calcext:value-type="string">
            <text:p>HDF5_File/KDC6-14949_Inspirat. Body 1.0_004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Body 1.0_004</text:p>
          </table:table-cell>
          <table:table-cell table:formula="of:=[.A133]&amp;&quot;.h5&quot;" office:value-type="string" office:string-value="HDF5_File/KDC6-14949_Inspirat. Body 1.0_004.h5" calcext:value-type="string">
            <text:p>HDF5_File/KDC6-14949_Inspirat. Body 1.0_004.h5</text:p>
          </table:table-cell>
          <table:table-cell office:value-type="float" office:value="800" calcext:value-type="float">
            <text:p>800</text:p>
          </table:table-cell>
          <table:table-cell office:value-type="float" office:value="506" calcext:value-type="float">
            <text:p>506</text:p>
          </table:table-cell>
          <table:table-cell office:value-type="float" office:value="820" calcext:value-type="float">
            <text:p>820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949_Inspirat. Body 1.0_008</text:p>
          </table:table-cell>
          <table:table-cell table:formula="of:=[.A134]&amp;&quot;.h5&quot;" office:value-type="string" office:string-value="HDF5_File/KDC6-14949_Inspirat. Body 1.0_008.h5" calcext:value-type="string">
            <text:p>HDF5_File/KDC6-14949_Inspirat. Body 1.0_008.h5</text:p>
          </table:table-cell>
          <table:table-cell office:value-type="float" office:value="398" calcext:value-type="float">
            <text:p>398</text:p>
          </table:table-cell>
          <table:table-cell office:value-type="float" office:value="668" calcext:value-type="float">
            <text:p>668</text:p>
          </table:table-cell>
          <table:table-cell office:value-type="float" office:value="418" calcext:value-type="float">
            <text:p>418</text:p>
          </table:table-cell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9</text:p>
          </table:table-cell>
          <table:table-cell table:formula="of:=[.A135]&amp;&quot;.h5&quot;" office:value-type="string" office:string-value="HDF5_File/KDC6-14949_Inspirat. Body 1.0_009.h5" calcext:value-type="string">
            <text:p>HDF5_File/KDC6-14949_Inspirat. Body 1.0_009.h5</text:p>
          </table:table-cell>
          <table:table-cell office:value-type="float" office:value="276" calcext:value-type="float">
            <text:p>276</text:p>
          </table:table-cell>
          <table:table-cell office:value-type="float" office:value="644" calcext:value-type="float">
            <text:p>644</text:p>
          </table:table-cell>
          <table:table-cell office:value-type="float" office:value="300" calcext:value-type="float">
            <text:p>300</text:p>
          </table:table-cell>
          <table:table-cell office:value-type="float" office:value="668" calcext:value-type="float">
            <text:p>66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Body 1.0_009</text:p>
          </table:table-cell>
          <table:table-cell table:formula="of:=[.A136]&amp;&quot;.h5&quot;" office:value-type="string" office:string-value="HDF5_File/KDC6-14949_Inspirat. Body 1.0_009.h5" calcext:value-type="string">
            <text:p>HDF5_File/KDC6-14949_Inspirat. Body 1.0_009.h5</text:p>
          </table:table-cell>
          <table:table-cell office:value-type="float" office:value="864" calcext:value-type="float">
            <text:p>864</text:p>
          </table:table-cell>
          <table:table-cell office:value-type="float" office:value="596" calcext:value-type="float">
            <text:p>596</text:p>
          </table:table-cell>
          <table:table-cell office:value-type="float" office:value="880" calcext:value-type="float">
            <text:p>880</text:p>
          </table:table-cell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2</text:p>
          </table:table-cell>
          <table:table-cell table:formula="of:=[.A137]&amp;&quot;.h5&quot;" office:value-type="string" office:string-value="HDF5_File/KDC6-14949_Inspirat. Lung 1.0_002.h5" calcext:value-type="string">
            <text:p>HDF5_File/KDC6-14949_Inspirat. Lung 1.0_002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06" calcext:value-type="float">
            <text:p>406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2</text:p>
          </table:table-cell>
          <table:table-cell table:formula="of:=[.A138]&amp;&quot;.h5&quot;" office:value-type="string" office:string-value="HDF5_File/KDC6-14949_Inspirat. Lung 1.0_002.h5" calcext:value-type="string">
            <text:p>HDF5_File/KDC6-14949_Inspirat. Lung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2</text:p>
          </table:table-cell>
          <table:table-cell table:formula="of:=[.A139]&amp;&quot;.h5&quot;" office:value-type="string" office:string-value="HDF5_File/KDC6-14949_Inspirat. Lung 1.0_002.h5" calcext:value-type="string">
            <text:p>HDF5_File/KDC6-14949_Inspirat. Lung 1.0_002.h5</text:p>
          </table:table-cell>
          <table:table-cell office:value-type="float" office:value="626" calcext:value-type="float">
            <text:p>626</text:p>
          </table:table-cell>
          <table:table-cell office:value-type="float" office:value="612" calcext:value-type="float">
            <text:p>612</text:p>
          </table:table-cell>
          <table:table-cell office:value-type="float" office:value="642" calcext:value-type="float">
            <text:p>642</text:p>
          </table:table-cell>
          <table:table-cell office:value-type="float" office:value="628" calcext:value-type="float">
            <text:p>6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table:formula="of:=[.A140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630" calcext:value-type="float">
            <text:p>630</text:p>
          </table:table-cell>
          <table:table-cell office:value-type="float" office:value="398" calcext:value-type="float">
            <text:p>398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table:formula="of:=[.A141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office:value-type="float" office:value="738" calcext:value-type="float">
            <text:p>738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3</text:p>
          </table:table-cell>
          <table:table-cell table:formula="of:=[.A142]&amp;&quot;.h5&quot;" office:value-type="string" office:string-value="HDF5_File/KDC6-14949_Inspirat. Lung 1.0_003.h5" calcext:value-type="string">
            <text:p>HDF5_File/KDC6-14949_Inspirat. Lung 1.0_003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4</text:p>
          </table:table-cell>
          <table:table-cell table:formula="of:=[.A143]&amp;&quot;.h5&quot;" office:value-type="string" office:string-value="HDF5_File/KDC6-14949_Inspirat. Lung 1.0_004.h5" calcext:value-type="string">
            <text:p>HDF5_File/KDC6-14949_Inspirat. Lung 1.0_004.h5</text:p>
          </table:table-cell>
          <table:table-cell office:value-type="float" office:value="420" calcext:value-type="float">
            <text:p>42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4949_Inspirat. Lung 1.0_004</text:p>
          </table:table-cell>
          <table:table-cell table:formula="of:=[.A144]&amp;&quot;.h5&quot;" office:value-type="string" office:string-value="HDF5_File/KDC6-14949_Inspirat. Lung 1.0_004.h5" calcext:value-type="string">
            <text:p>HDF5_File/KDC6-14949_Inspirat. Lung 1.0_004.h5</text:p>
          </table:table-cell>
          <table:table-cell office:value-type="float" office:value="800" calcext:value-type="float">
            <text:p>800</text:p>
          </table:table-cell>
          <table:table-cell office:value-type="float" office:value="506" calcext:value-type="float">
            <text:p>506</text:p>
          </table:table-cell>
          <table:table-cell office:value-type="float" office:value="820" calcext:value-type="float">
            <text:p>820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4949_Inspirat. Lung 1.0_008</text:p>
          </table:table-cell>
          <table:table-cell table:formula="of:=[.A145]&amp;&quot;.h5&quot;" office:value-type="string" office:string-value="HDF5_File/KDC6-14949_Inspirat. Lung 1.0_008.h5" calcext:value-type="string">
            <text:p>HDF5_File/KDC6-14949_Inspirat. Lung 1.0_008.h5</text:p>
          </table:table-cell>
          <table:table-cell office:value-type="float" office:value="398" calcext:value-type="float">
            <text:p>398</text:p>
          </table:table-cell>
          <table:table-cell office:value-type="float" office:value="668" calcext:value-type="float">
            <text:p>668</text:p>
          </table:table-cell>
          <table:table-cell office:value-type="float" office:value="418" calcext:value-type="float">
            <text:p>418</text:p>
          </table:table-cell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9</text:p>
          </table:table-cell>
          <table:table-cell table:formula="of:=[.A146]&amp;&quot;.h5&quot;" office:value-type="string" office:string-value="HDF5_File/KDC6-14949_Inspirat. Lung 1.0_009.h5" calcext:value-type="string">
            <text:p>HDF5_File/KDC6-14949_Inspirat. Lung 1.0_009.h5</text:p>
          </table:table-cell>
          <table:table-cell office:value-type="float" office:value="276" calcext:value-type="float">
            <text:p>276</text:p>
          </table:table-cell>
          <table:table-cell office:value-type="float" office:value="644" calcext:value-type="float">
            <text:p>644</text:p>
          </table:table-cell>
          <table:table-cell office:value-type="float" office:value="300" calcext:value-type="float">
            <text:p>300</text:p>
          </table:table-cell>
          <table:table-cell office:value-type="float" office:value="668" calcext:value-type="float">
            <text:p>66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4949_Inspirat. Lung 1.0_009</text:p>
          </table:table-cell>
          <table:table-cell table:formula="of:=[.A147]&amp;&quot;.h5&quot;" office:value-type="string" office:string-value="HDF5_File/KDC6-14949_Inspirat. Lung 1.0_009.h5" calcext:value-type="string">
            <text:p>HDF5_File/KDC6-14949_Inspirat. Lung 1.0_009.h5</text:p>
          </table:table-cell>
          <table:table-cell office:value-type="float" office:value="864" calcext:value-type="float">
            <text:p>864</text:p>
          </table:table-cell>
          <table:table-cell office:value-type="float" office:value="596" calcext:value-type="float">
            <text:p>596</text:p>
          </table:table-cell>
          <table:table-cell office:value-type="float" office:value="880" calcext:value-type="float">
            <text:p>880</text:p>
          </table:table-cell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Body 1.0_007</text:p>
          </table:table-cell>
          <table:table-cell table:formula="of:=[.A148]&amp;&quot;.h5&quot;" office:value-type="string" office:string-value="HDF5_File/KDC6-15113_Inspirat. Body 1.0_007.h5" calcext:value-type="string">
            <text:p>HDF5_File/KDC6-15113_Inspirat. Body 1.0_007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Body 1.0_008</text:p>
          </table:table-cell>
          <table:table-cell table:formula="of:=[.A149]&amp;&quot;.h5&quot;" office:value-type="string" office:string-value="HDF5_File/KDC6-15113_Inspirat. Body 1.0_008.h5" calcext:value-type="string">
            <text:p>HDF5_File/KDC6-15113_Inspirat. Body 1.0_008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7</text:p>
          </table:table-cell>
          <table:table-cell table:formula="of:=[.A150]&amp;&quot;.h5&quot;" office:value-type="string" office:string-value="HDF5_File/KDC6-15113_Inspirat. Lung 1.0_007.h5" calcext:value-type="string">
            <text:p>HDF5_File/KDC6-15113_Inspirat. Lung 1.0_007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3_Inspirat. Lung 1.0_008</text:p>
          </table:table-cell>
          <table:table-cell table:formula="of:=[.A151]&amp;&quot;.h5&quot;" office:value-type="string" office:string-value="HDF5_File/KDC6-15113_Inspirat. Lung 1.0_008.h5" calcext:value-type="string">
            <text:p>HDF5_File/KDC6-15113_Inspirat. Lung 1.0_008.h5</text:p>
          </table:table-cell>
          <table:table-cell office:value-type="float" office:value="240" calcext:value-type="float">
            <text:p>240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6_Inspirat. Body 1.0_001</text:p>
          </table:table-cell>
          <table:table-cell table:formula="of:=[.A152]&amp;&quot;.h5&quot;" office:value-type="string" office:string-value="HDF5_File/KDC6-15116_Inspirat. Body 1.0_001.h5" calcext:value-type="string">
            <text:p>HDF5_File/KDC6-15116_Inspirat. Body 1.0_001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Body 1.0_002</text:p>
          </table:table-cell>
          <table:table-cell table:formula="of:=[.A153]&amp;&quot;.h5&quot;" office:value-type="string" office:string-value="HDF5_File/KDC6-15116_Inspirat. Body 1.0_002.h5" calcext:value-type="string">
            <text:p>HDF5_File/KDC6-15116_Inspirat. Body 1.0_002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Body 1.0_006</text:p>
          </table:table-cell>
          <table:table-cell table:formula="of:=[.A154]&amp;&quot;.h5&quot;" office:value-type="string" office:string-value="HDF5_File/KDC6-15116_Inspirat. Body 1.0_006.h5" calcext:value-type="string">
            <text:p>HDF5_File/KDC6-15116_Inspirat. Body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116_Inspirat. Lung 1.0_001</text:p>
          </table:table-cell>
          <table:table-cell table:formula="of:=[.A155]&amp;&quot;.h5&quot;" office:value-type="string" office:string-value="HDF5_File/KDC6-15116_Inspirat. Lung 1.0_001.h5" calcext:value-type="string">
            <text:p>HDF5_File/KDC6-15116_Inspirat. Lung 1.0_001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2</text:p>
          </table:table-cell>
          <table:table-cell table:formula="of:=[.A156]&amp;&quot;.h5&quot;" office:value-type="string" office:string-value="HDF5_File/KDC6-15116_Inspirat. Lung 1.0_002.h5" calcext:value-type="string">
            <text:p>HDF5_File/KDC6-15116_Inspirat. Lung 1.0_002.h5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116_Inspirat. Lung 1.0_006</text:p>
          </table:table-cell>
          <table:table-cell table:formula="of:=[.A157]&amp;&quot;.h5&quot;" office:value-type="string" office:string-value="HDF5_File/KDC6-15116_Inspirat. Lung 1.0_006.h5" calcext:value-type="string">
            <text:p>HDF5_File/KDC6-15116_Inspirat. Lung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453_Inspirat. Body 1.0_002</text:p>
          </table:table-cell>
          <table:table-cell table:formula="of:=[.A158]&amp;&quot;.h5&quot;" office:value-type="string" office:string-value="HDF5_File/KDC6-15453_Inspirat. Body 1.0_002.h5" calcext:value-type="string">
            <text:p>HDF5_File/KDC6-15453_Inspirat. Body 1.0_002.h5</text:p>
          </table:table-cell>
          <table:table-cell office:value-type="float" office:value="646" calcext:value-type="float">
            <text:p>646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 office:value-type="float" office:value="716" calcext:value-type="float">
            <text:p>71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453_Inspirat. Body 1.0_003</text:p>
          </table:table-cell>
          <table:table-cell table:formula="of:=[.A159]&amp;&quot;.h5&quot;" office:value-type="string" office:string-value="HDF5_File/KDC6-15453_Inspirat. Body 1.0_003.h5" calcext:value-type="string">
            <text:p>HDF5_File/KDC6-15453_Inspirat. Body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398" calcext:value-type="float">
            <text:p>398</text:p>
          </table:table-cell>
          <table:table-cell office:value-type="float" office:value="736" calcext:value-type="float">
            <text:p>736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Body 1.0_005</text:p>
          </table:table-cell>
          <table:table-cell table:formula="of:=[.A160]&amp;&quot;.h5&quot;" office:value-type="string" office:string-value="HDF5_File/KDC6-15453_Inspirat. Body 1.0_005.h5" calcext:value-type="string">
            <text:p>HDF5_File/KDC6-15453_Inspirat. Body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574" calcext:value-type="float">
            <text:p>574</text:p>
          </table:table-cell>
          <table:table-cell office:value-type="float" office:value="644" calcext:value-type="float">
            <text:p>644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Body 1.0_006</text:p>
          </table:table-cell>
          <table:table-cell table:formula="of:=[.A161]&amp;&quot;.h5&quot;" office:value-type="string" office:string-value="HDF5_File/KDC6-15453_Inspirat. Body 1.0_006.h5" calcext:value-type="string">
            <text:p>HDF5_File/KDC6-15453_Inspirat. Body 1.0_006.h5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453_Inspirat. Body 1.0_007</text:p>
          </table:table-cell>
          <table:table-cell table:formula="of:=[.A162]&amp;&quot;.h5&quot;" office:value-type="string" office:string-value="HDF5_File/KDC6-15453_Inspirat. Body 1.0_007.h5" calcext:value-type="string">
            <text:p>HDF5_File/KDC6-15453_Inspirat. Body 1.0_007.h5</text:p>
          </table:table-cell>
          <table:table-cell office:value-type="float" office:value="546" calcext:value-type="float">
            <text:p>546</text:p>
          </table:table-cell>
          <table:table-cell office:value-type="float" office:value="644" calcext:value-type="float">
            <text:p>644</text:p>
          </table:table-cell>
          <table:table-cell office:value-type="float" office:value="574" calcext:value-type="float">
            <text:p>574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Body 1.0_008</text:p>
          </table:table-cell>
          <table:table-cell table:formula="of:=[.A163]&amp;&quot;.h5&quot;" office:value-type="string" office:string-value="HDF5_File/KDC6-15453_Inspirat. Body 1.0_008.h5" calcext:value-type="string">
            <text:p>HDF5_File/KDC6-15453_Inspirat. Body 1.0_008.h5</text:p>
          </table:table-cell>
          <table:table-cell office:value-type="float" office:value="546" calcext:value-type="float">
            <text:p>546</text:p>
          </table:table-cell>
          <table:table-cell office:value-type="float" office:value="644" calcext:value-type="float">
            <text:p>644</text:p>
          </table:table-cell>
          <table:table-cell office:value-type="float" office:value="574" calcext:value-type="float">
            <text:p>574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Lung 1.0_002</text:p>
          </table:table-cell>
          <table:table-cell table:formula="of:=[.A164]&amp;&quot;.h5&quot;" office:value-type="string" office:string-value="HDF5_File/KDC6-15453_Inspirat. Lung 1.0_002.h5" calcext:value-type="string">
            <text:p>HDF5_File/KDC6-15453_Inspirat. Lung 1.0_002.h5</text:p>
          </table:table-cell>
          <table:table-cell office:value-type="float" office:value="646" calcext:value-type="float">
            <text:p>646</text:p>
          </table:table-cell>
          <table:table-cell office:value-type="float" office:value="700" calcext:value-type="float">
            <text:p>700</text:p>
          </table:table-cell>
          <table:table-cell office:value-type="float" office:value="662" calcext:value-type="float">
            <text:p>662</text:p>
          </table:table-cell>
          <table:table-cell office:value-type="float" office:value="716" calcext:value-type="float">
            <text:p>71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453_Inspirat. Lung 1.0_003</text:p>
          </table:table-cell>
          <table:table-cell table:formula="of:=[.A165]&amp;&quot;.h5&quot;" office:value-type="string" office:string-value="HDF5_File/KDC6-15453_Inspirat. Lung 1.0_003.h5" calcext:value-type="string">
            <text:p>HDF5_File/KDC6-15453_Inspirat. Lung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398" calcext:value-type="float">
            <text:p>398</text:p>
          </table:table-cell>
          <table:table-cell office:value-type="float" office:value="736" calcext:value-type="float">
            <text:p>736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Lung 1.0_005</text:p>
          </table:table-cell>
          <table:table-cell table:formula="of:=[.A166]&amp;&quot;.h5&quot;" office:value-type="string" office:string-value="HDF5_File/KDC6-15453_Inspirat. Lung 1.0_005.h5" calcext:value-type="string">
            <text:p>HDF5_File/KDC6-15453_Inspirat. Lung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574" calcext:value-type="float">
            <text:p>574</text:p>
          </table:table-cell>
          <table:table-cell office:value-type="float" office:value="644" calcext:value-type="float">
            <text:p>644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Lung 1.0_006</text:p>
          </table:table-cell>
          <table:table-cell table:formula="of:=[.A167]&amp;&quot;.h5&quot;" office:value-type="string" office:string-value="HDF5_File/KDC6-15453_Inspirat. Lung 1.0_006.h5" calcext:value-type="string">
            <text:p>HDF5_File/KDC6-15453_Inspirat. Lung 1.0_006.h5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453_Inspirat. Lung 1.0_007</text:p>
          </table:table-cell>
          <table:table-cell table:formula="of:=[.A168]&amp;&quot;.h5&quot;" office:value-type="string" office:string-value="HDF5_File/KDC6-15453_Inspirat. Lung 1.0_007.h5" calcext:value-type="string">
            <text:p>HDF5_File/KDC6-15453_Inspirat. Lung 1.0_007.h5</text:p>
          </table:table-cell>
          <table:table-cell office:value-type="float" office:value="546" calcext:value-type="float">
            <text:p>546</text:p>
          </table:table-cell>
          <table:table-cell office:value-type="float" office:value="644" calcext:value-type="float">
            <text:p>644</text:p>
          </table:table-cell>
          <table:table-cell office:value-type="float" office:value="574" calcext:value-type="float">
            <text:p>574</text:p>
          </table:table-cell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453_Inspirat. Lung 1.0_008</text:p>
          </table:table-cell>
          <table:table-cell table:formula="of:=[.A169]&amp;&quot;.h5&quot;" office:value-type="string" office:string-value="HDF5_File/KDC6-15453_Inspirat. Lung 1.0_008.h5" calcext:value-type="string">
            <text:p>HDF5_File/KDC6-15453_Inspirat. Lung 1.0_008.h5</text:p>
          </table:table-cell>
          <table:table-cell office:value-type="float" office:value="546" calcext:value-type="float">
            <text:p>546</text:p>
          </table:table-cell>
          <table:table-cell office:value-type="float" office:value="644" calcext:value-type="float">
            <text:p>644</text:p>
          </table:table-cell>
          <table:table-cell office:value-type="float" office:value="574" calcext:value-type="float">
            <text:p>574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table:formula="of:=[.A170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1</text:p>
          </table:table-cell>
          <table:table-cell table:formula="of:=[.A171]&amp;&quot;.h5&quot;" office:value-type="string" office:string-value="HDF5_File/KDC6-15632_Inspirat. Body 1.0_001.h5" calcext:value-type="string">
            <text:p>HDF5_File/KDC6-15632_Inspirat. Body 1.0_001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72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73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74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75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2</text:p>
          </table:table-cell>
          <table:table-cell table:formula="of:=[.A176]&amp;&quot;.h5&quot;" office:value-type="string" office:string-value="HDF5_File/KDC6-15632_Inspirat. Body 1.0_002.h5" calcext:value-type="string">
            <text:p>HDF5_File/KDC6-15632_Inspirat. Body 1.0_002.h5</text:p>
          </table:table-cell>
          <table:table-cell office:value-type="float" office:value="332" calcext:value-type="float">
            <text:p>332</text:p>
          </table:table-cell>
          <table:table-cell office:value-type="float" office:value="626" calcext:value-type="float">
            <text:p>626</text:p>
          </table:table-cell>
          <table:table-cell office:value-type="float" office:value="360" calcext:value-type="float">
            <text:p>360</text:p>
          </table:table-cell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table:formula="of:=[.A177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3</text:p>
          </table:table-cell>
          <table:table-cell table:formula="of:=[.A178]&amp;&quot;.h5&quot;" office:value-type="string" office:string-value="HDF5_File/KDC6-15632_Inspirat. Body 1.0_003.h5" calcext:value-type="string">
            <text:p>HDF5_File/KDC6-15632_Inspirat. Body 1.0_003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79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80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81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82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302" calcext:value-type="float">
            <text:p>302</text:p>
          </table:table-cell>
          <table:table-cell office:value-type="float" office:value="380" calcext:value-type="float">
            <text:p>380</text:p>
          </table:table-cell>
          <table:table-cell office:value-type="float" office:value="318" calcext:value-type="float">
            <text:p>318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4</text:p>
          </table:table-cell>
          <table:table-cell table:formula="of:=[.A183]&amp;&quot;.h5&quot;" office:value-type="string" office:string-value="HDF5_File/KDC6-15632_Inspirat. Body 1.0_004.h5" calcext:value-type="string">
            <text:p>HDF5_File/KDC6-15632_Inspirat. Body 1.0_004.h5</text:p>
          </table:table-cell>
          <table:table-cell office:value-type="float" office:value="156" calcext:value-type="float">
            <text:p>156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84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148" calcext:value-type="float">
            <text:p>148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85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80" calcext:value-type="float">
            <text:p>280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86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87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328" calcext:value-type="float">
            <text:p>328</text:p>
          </table:table-cell>
          <table:table-cell office:value-type="float" office:value="532" calcext:value-type="float">
            <text:p>532</text:p>
          </table:table-cell>
          <table:table-cell office:value-type="float" office:value="352" calcext:value-type="float">
            <text:p>352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632_Inspirat. Body 1.0_005</text:p>
          </table:table-cell>
          <table:table-cell table:formula="of:=[.A188]&amp;&quot;.h5&quot;" office:value-type="string" office:string-value="HDF5_File/KDC6-15632_Inspirat. Body 1.0_005.h5" calcext:value-type="string">
            <text:p>HDF5_File/KDC6-15632_Inspirat. Body 1.0_005.h5</text:p>
          </table:table-cell>
          <table:table-cell office:value-type="float" office:value="216" calcext:value-type="float">
            <text:p>216</text:p>
          </table:table-cell>
          <table:table-cell office:value-type="float" office:value="546" calcext:value-type="float">
            <text:p>546</text:p>
          </table:table-cell>
          <table:table-cell office:value-type="float" office:value="236" calcext:value-type="float">
            <text:p>236</text:p>
          </table:table-cell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6</text:p>
          </table:table-cell>
          <table:table-cell table:formula="of:=[.A189]&amp;&quot;.h5&quot;" office:value-type="string" office:string-value="HDF5_File/KDC6-15632_Inspirat. Body 1.0_006.h5" calcext:value-type="string">
            <text:p>HDF5_File/KDC6-15632_Inspirat. 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7</text:p>
          </table:table-cell>
          <table:table-cell table:formula="of:=[.A190]&amp;&quot;.h5&quot;" office:value-type="string" office:string-value="HDF5_File/KDC6-15632_Inspirat. Body 1.0_007.h5" calcext:value-type="string">
            <text:p>HDF5_File/KDC6-15632_Inspirat. Body 1.0_007.h5</text:p>
          </table:table-cell>
          <table:table-cell office:value-type="float" office:value="144" calcext:value-type="float">
            <text:p>144</text:p>
          </table:table-cell>
          <table:table-cell office:value-type="float" office:value="528" calcext:value-type="float">
            <text:p>528</text:p>
          </table:table-cell>
          <table:table-cell office:value-type="float" office:value="168" calcext:value-type="float">
            <text:p>168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Body 1.0_007</text:p>
          </table:table-cell>
          <table:table-cell table:formula="of:=[.A191]&amp;&quot;.h5&quot;" office:value-type="string" office:string-value="HDF5_File/KDC6-15632_Inspirat. Body 1.0_007.h5" calcext:value-type="string">
            <text:p>HDF5_File/KDC6-15632_Inspirat. Body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544" calcext:value-type="float">
            <text:p>544</text:p>
          </table:table-cell>
          <table:table-cell office:value-type="float" office:value="130" calcext:value-type="float">
            <text:p>13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7</text:p>
          </table:table-cell>
          <table:table-cell table:formula="of:=[.A192]&amp;&quot;.h5&quot;" office:value-type="string" office:string-value="HDF5_File/KDC6-15632_Inspirat. Body 1.0_007.h5" calcext:value-type="string">
            <text:p>HDF5_File/KDC6-15632_Inspirat. Body 1.0_007.h5</text:p>
          </table:table-cell>
          <table:table-cell office:value-type="float" office:value="110" calcext:value-type="float">
            <text:p>110</text:p>
          </table:table-cell>
          <table:table-cell office:value-type="float" office:value="522" calcext:value-type="float">
            <text:p>522</text:p>
          </table:table-cell>
          <table:table-cell office:value-type="float" office:value="134" calcext:value-type="float">
            <text:p>134</text:p>
          </table:table-cell>
          <table:table-cell office:value-type="float" office:value="546" calcext:value-type="float">
            <text:p>54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Body 1.0_008</text:p>
          </table:table-cell>
          <table:table-cell table:formula="of:=[.A193]&amp;&quot;.h5&quot;" office:value-type="string" office:string-value="HDF5_File/KDC6-15632_Inspirat. Body 1.0_008.h5" calcext:value-type="string">
            <text:p>HDF5_File/KDC6-15632_Inspirat. Body 1.0_008.h5</text:p>
          </table:table-cell>
          <table:table-cell office:value-type="float" office:value="110" calcext:value-type="float">
            <text:p>110</text:p>
          </table:table-cell>
          <table:table-cell office:value-type="float" office:value="522" calcext:value-type="float">
            <text:p>522</text:p>
          </table:table-cell>
          <table:table-cell office:value-type="float" office:value="134" calcext:value-type="float">
            <text:p>134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table:formula="of:=[.A194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office:value-type="float" office:value="634" calcext:value-type="float">
            <text:p>634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1</text:p>
          </table:table-cell>
          <table:table-cell table:formula="of:=[.A195]&amp;&quot;.h5&quot;" office:value-type="string" office:string-value="HDF5_File/KDC6-15632_Inspirat. Lung 1.0_001.h5" calcext:value-type="string">
            <text:p>HDF5_File/KDC6-15632_Inspirat. Lung 1.0_001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96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724" calcext:value-type="float">
            <text:p>724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97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340" calcext:value-type="float">
            <text:p>340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98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199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66" calcext:value-type="float">
            <text:p>666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2</text:p>
          </table:table-cell>
          <table:table-cell table:formula="of:=[.A200]&amp;&quot;.h5&quot;" office:value-type="string" office:string-value="HDF5_File/KDC6-15632_Inspirat. Lung 1.0_002.h5" calcext:value-type="string">
            <text:p>HDF5_File/KDC6-15632_Inspirat. Lung 1.0_002.h5</text:p>
          </table:table-cell>
          <table:table-cell office:value-type="float" office:value="332" calcext:value-type="float">
            <text:p>332</text:p>
          </table:table-cell>
          <table:table-cell office:value-type="float" office:value="626" calcext:value-type="float">
            <text:p>626</text:p>
          </table:table-cell>
          <table:table-cell office:value-type="float" office:value="360" calcext:value-type="float">
            <text:p>360</text:p>
          </table:table-cell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table:formula="of:=[.A201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3</text:p>
          </table:table-cell>
          <table:table-cell table:formula="of:=[.A202]&amp;&quot;.h5&quot;" office:value-type="string" office:string-value="HDF5_File/KDC6-15632_Inspirat. Lung 1.0_003.h5" calcext:value-type="string">
            <text:p>HDF5_File/KDC6-15632_Inspirat. Lung 1.0_003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203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204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205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284" calcext:value-type="float">
            <text:p>284</text:p>
          </table:table-cell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206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302" calcext:value-type="float">
            <text:p>302</text:p>
          </table:table-cell>
          <table:table-cell office:value-type="float" office:value="380" calcext:value-type="float">
            <text:p>380</text:p>
          </table:table-cell>
          <table:table-cell office:value-type="float" office:value="318" calcext:value-type="float">
            <text:p>318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4</text:p>
          </table:table-cell>
          <table:table-cell table:formula="of:=[.A207]&amp;&quot;.h5&quot;" office:value-type="string" office:string-value="HDF5_File/KDC6-15632_Inspirat. Lung 1.0_004.h5" calcext:value-type="string">
            <text:p>HDF5_File/KDC6-15632_Inspirat. Lung 1.0_004.h5</text:p>
          </table:table-cell>
          <table:table-cell office:value-type="float" office:value="156" calcext:value-type="float">
            <text:p>156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208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148" calcext:value-type="float">
            <text:p>148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209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80" calcext:value-type="float">
            <text:p>280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210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211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328" calcext:value-type="float">
            <text:p>328</text:p>
          </table:table-cell>
          <table:table-cell office:value-type="float" office:value="532" calcext:value-type="float">
            <text:p>532</text:p>
          </table:table-cell>
          <table:table-cell office:value-type="float" office:value="352" calcext:value-type="float">
            <text:p>352</text:p>
          </table:table-cell>
          <table:table-cell office:value-type="float" office:value="556" calcext:value-type="float">
            <text:p>55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632_Inspirat. Lung 1.0_005</text:p>
          </table:table-cell>
          <table:table-cell table:formula="of:=[.A212]&amp;&quot;.h5&quot;" office:value-type="string" office:string-value="HDF5_File/KDC6-15632_Inspirat. Lung 1.0_005.h5" calcext:value-type="string">
            <text:p>HDF5_File/KDC6-15632_Inspirat. Lung 1.0_005.h5</text:p>
          </table:table-cell>
          <table:table-cell office:value-type="float" office:value="216" calcext:value-type="float">
            <text:p>216</text:p>
          </table:table-cell>
          <table:table-cell office:value-type="float" office:value="546" calcext:value-type="float">
            <text:p>546</text:p>
          </table:table-cell>
          <table:table-cell office:value-type="float" office:value="236" calcext:value-type="float">
            <text:p>236</text:p>
          </table:table-cell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6</text:p>
          </table:table-cell>
          <table:table-cell table:formula="of:=[.A213]&amp;&quot;.h5&quot;" office:value-type="string" office:string-value="HDF5_File/KDC6-15632_Inspirat. Lung 1.0_006.h5" calcext:value-type="string">
            <text:p>HDF5_File/KDC6-15632_Inspirat. Lung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7</text:p>
          </table:table-cell>
          <table:table-cell table:formula="of:=[.A214]&amp;&quot;.h5&quot;" office:value-type="string" office:string-value="HDF5_File/KDC6-15632_Inspirat. Lung 1.0_007.h5" calcext:value-type="string">
            <text:p>HDF5_File/KDC6-15632_Inspirat. Lung 1.0_007.h5</text:p>
          </table:table-cell>
          <table:table-cell office:value-type="float" office:value="144" calcext:value-type="float">
            <text:p>144</text:p>
          </table:table-cell>
          <table:table-cell office:value-type="float" office:value="528" calcext:value-type="float">
            <text:p>528</text:p>
          </table:table-cell>
          <table:table-cell office:value-type="float" office:value="168" calcext:value-type="float">
            <text:p>168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32_Inspirat. Lung 1.0_007</text:p>
          </table:table-cell>
          <table:table-cell table:formula="of:=[.A215]&amp;&quot;.h5&quot;" office:value-type="string" office:string-value="HDF5_File/KDC6-15632_Inspirat. Lung 1.0_007.h5" calcext:value-type="string">
            <text:p>HDF5_File/KDC6-15632_Inspirat. Lung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544" calcext:value-type="float">
            <text:p>544</text:p>
          </table:table-cell>
          <table:table-cell office:value-type="float" office:value="130" calcext:value-type="float">
            <text:p>13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7</text:p>
          </table:table-cell>
          <table:table-cell table:formula="of:=[.A216]&amp;&quot;.h5&quot;" office:value-type="string" office:string-value="HDF5_File/KDC6-15632_Inspirat. Lung 1.0_007.h5" calcext:value-type="string">
            <text:p>HDF5_File/KDC6-15632_Inspirat. Lung 1.0_007.h5</text:p>
          </table:table-cell>
          <table:table-cell office:value-type="float" office:value="110" calcext:value-type="float">
            <text:p>110</text:p>
          </table:table-cell>
          <table:table-cell office:value-type="float" office:value="522" calcext:value-type="float">
            <text:p>522</text:p>
          </table:table-cell>
          <table:table-cell office:value-type="float" office:value="134" calcext:value-type="float">
            <text:p>134</text:p>
          </table:table-cell>
          <table:table-cell office:value-type="float" office:value="546" calcext:value-type="float">
            <text:p>54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32_Inspirat. Lung 1.0_008</text:p>
          </table:table-cell>
          <table:table-cell table:formula="of:=[.A217]&amp;&quot;.h5&quot;" office:value-type="string" office:string-value="HDF5_File/KDC6-15632_Inspirat. Lung 1.0_008.h5" calcext:value-type="string">
            <text:p>HDF5_File/KDC6-15632_Inspirat. Lung 1.0_008.h5</text:p>
          </table:table-cell>
          <table:table-cell office:value-type="float" office:value="110" calcext:value-type="float">
            <text:p>110</text:p>
          </table:table-cell>
          <table:table-cell office:value-type="float" office:value="522" calcext:value-type="float">
            <text:p>522</text:p>
          </table:table-cell>
          <table:table-cell office:value-type="float" office:value="134" calcext:value-type="float">
            <text:p>134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3</text:p>
          </table:table-cell>
          <table:table-cell table:formula="of:=[.A218]&amp;&quot;.h5&quot;" office:value-type="string" office:string-value="HDF5_File/KDC6-15688_Inspirat. Body 1.0_003.h5" calcext:value-type="string">
            <text:p>HDF5_File/KDC6-15688_Inspirat. Body 1.0_003.h5</text:p>
          </table:table-cell>
          <table:table-cell office:value-type="float" office:value="390" calcext:value-type="float">
            <text:p>390</text:p>
          </table:table-cell>
          <table:table-cell office:value-type="float" office:value="770" calcext:value-type="float">
            <text:p>770</text:p>
          </table:table-cell>
          <table:table-cell office:value-type="float" office:value="406" calcext:value-type="float">
            <text:p>406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5</text:p>
          </table:table-cell>
          <table:table-cell table:formula="of:=[.A219]&amp;&quot;.h5&quot;" office:value-type="string" office:string-value="HDF5_File/KDC6-15688_Inspirat. Body 1.0_005.h5" calcext:value-type="string">
            <text:p>HDF5_File/KDC6-15688_Inspirat. Body 1.0_005.h5</text:p>
          </table:table-cell>
          <table:table-cell office:value-type="float" office:value="794" calcext:value-type="float">
            <text:p>794</text:p>
          </table:table-cell>
          <table:table-cell office:value-type="float" office:value="336" calcext:value-type="float">
            <text:p>336</text:p>
          </table:table-cell>
          <table:table-cell office:value-type="float" office:value="822" calcext:value-type="float">
            <text:p>822</text:p>
          </table:table-cell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6</text:p>
          </table:table-cell>
          <table:table-cell table:formula="of:=[.A220]&amp;&quot;.h5&quot;" office:value-type="string" office:string-value="HDF5_File/KDC6-15688_Inspirat. Body 1.0_006.h5" calcext:value-type="string">
            <text:p>HDF5_File/KDC6-15688_Inspirat. Body 1.0_006.h5</text:p>
          </table:table-cell>
          <table:table-cell office:value-type="float" office:value="826" calcext:value-type="float">
            <text:p>826</text:p>
          </table:table-cell>
          <table:table-cell office:value-type="float" office:value="376" calcext:value-type="float">
            <text:p>376</text:p>
          </table:table-cell>
          <table:table-cell office:value-type="float" office:value="846" calcext:value-type="float">
            <text:p>84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table:formula="of:=[.A221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table:formula="of:=[.A222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Body 1.0_007</text:p>
          </table:table-cell>
          <table:table-cell table:formula="of:=[.A223]&amp;&quot;.h5&quot;" office:value-type="string" office:string-value="HDF5_File/KDC6-15688_Inspirat. Body 1.0_007.h5" calcext:value-type="string">
            <text:p>HDF5_File/KDC6-15688_Inspirat. Body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742" calcext:value-type="float">
            <text:p>742</text:p>
          </table:table-cell>
          <table:table-cell office:value-type="float" office:value="848" calcext:value-type="float">
            <text:p>848</text:p>
          </table:table-cell>
          <table:table-cell office:value-type="float" office:value="762" calcext:value-type="float">
            <text:p>7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3</text:p>
          </table:table-cell>
          <table:table-cell table:formula="of:=[.A224]&amp;&quot;.h5&quot;" office:value-type="string" office:string-value="HDF5_File/KDC6-15688_Inspirat. Lung 1.0_003.h5" calcext:value-type="string">
            <text:p>HDF5_File/KDC6-15688_Inspirat. Lung 1.0_003.h5</text:p>
          </table:table-cell>
          <table:table-cell office:value-type="float" office:value="390" calcext:value-type="float">
            <text:p>390</text:p>
          </table:table-cell>
          <table:table-cell office:value-type="float" office:value="770" calcext:value-type="float">
            <text:p>770</text:p>
          </table:table-cell>
          <table:table-cell office:value-type="float" office:value="406" calcext:value-type="float">
            <text:p>406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Lung 1.0_005</text:p>
          </table:table-cell>
          <table:table-cell table:formula="of:=[.A225]&amp;&quot;.h5&quot;" office:value-type="string" office:string-value="HDF5_File/KDC6-15688_Inspirat. Lung 1.0_005.h5" calcext:value-type="string">
            <text:p>HDF5_File/KDC6-15688_Inspirat. Lung 1.0_005.h5</text:p>
          </table:table-cell>
          <table:table-cell office:value-type="float" office:value="794" calcext:value-type="float">
            <text:p>794</text:p>
          </table:table-cell>
          <table:table-cell office:value-type="float" office:value="336" calcext:value-type="float">
            <text:p>336</text:p>
          </table:table-cell>
          <table:table-cell office:value-type="float" office:value="822" calcext:value-type="float">
            <text:p>822</text:p>
          </table:table-cell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Lung 1.0_006</text:p>
          </table:table-cell>
          <table:table-cell table:formula="of:=[.A226]&amp;&quot;.h5&quot;" office:value-type="string" office:string-value="HDF5_File/KDC6-15688_Inspirat. Lung 1.0_006.h5" calcext:value-type="string">
            <text:p>HDF5_File/KDC6-15688_Inspirat. Lung 1.0_006.h5</text:p>
          </table:table-cell>
          <table:table-cell office:value-type="float" office:value="826" calcext:value-type="float">
            <text:p>826</text:p>
          </table:table-cell>
          <table:table-cell office:value-type="float" office:value="376" calcext:value-type="float">
            <text:p>376</text:p>
          </table:table-cell>
          <table:table-cell office:value-type="float" office:value="846" calcext:value-type="float">
            <text:p>84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table:formula="of:=[.A227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table:formula="of:=[.A228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688_Inspirat. Lung 1.0_007</text:p>
          </table:table-cell>
          <table:table-cell table:formula="of:=[.A229]&amp;&quot;.h5&quot;" office:value-type="string" office:string-value="HDF5_File/KDC6-15688_Inspirat. Lung 1.0_007.h5" calcext:value-type="string">
            <text:p>HDF5_File/KDC6-15688_Inspirat. Lung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742" calcext:value-type="float">
            <text:p>742</text:p>
          </table:table-cell>
          <table:table-cell office:value-type="float" office:value="848" calcext:value-type="float">
            <text:p>848</text:p>
          </table:table-cell>
          <table:table-cell office:value-type="float" office:value="762" calcext:value-type="float">
            <text:p>76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804_Inspirat. Body 1.0_003</text:p>
          </table:table-cell>
          <table:table-cell table:formula="of:=[.A230]&amp;&quot;.h5&quot;" office:value-type="string" office:string-value="HDF5_File/KDC6-15804_Inspirat. Body 1.0_003.h5" calcext:value-type="string">
            <text:p>HDF5_File/KDC6-15804_Inspirat. Body 1.0_003.h5</text:p>
          </table:table-cell>
          <table:table-cell office:value-type="float" office:value="348" calcext:value-type="float">
            <text:p>348</text:p>
          </table:table-cell>
          <table:table-cell office:value-type="float" office:value="464" calcext:value-type="float">
            <text:p>464</text:p>
          </table:table-cell>
          <table:table-cell office:value-type="float" office:value="364" calcext:value-type="float">
            <text:p>364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Body 1.0_003</text:p>
          </table:table-cell>
          <table:table-cell table:formula="of:=[.A231]&amp;&quot;.h5&quot;" office:value-type="string" office:string-value="HDF5_File/KDC6-15804_Inspirat. Body 1.0_003.h5" calcext:value-type="string">
            <text:p>HDF5_File/KDC6-15804_Inspirat. Body 1.0_003.h5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804_Inspirat. Body 1.0_004</text:p>
          </table:table-cell>
          <table:table-cell table:formula="of:=[.A232]&amp;&quot;.h5&quot;" office:value-type="string" office:string-value="HDF5_File/KDC6-15804_Inspirat. Body 1.0_004.h5" calcext:value-type="string">
            <text:p>HDF5_File/KDC6-15804_Inspirat. Body 1.0_004.h5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804_Inspirat. Body 1.0_004</text:p>
          </table:table-cell>
          <table:table-cell table:formula="of:=[.A233]&amp;&quot;.h5&quot;" office:value-type="string" office:string-value="HDF5_File/KDC6-15804_Inspirat. Body 1.0_004.h5" calcext:value-type="string">
            <text:p>HDF5_File/KDC6-15804_Inspirat. Body 1.0_004.h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Body 1.0_005</text:p>
          </table:table-cell>
          <table:table-cell table:formula="of:=[.A234]&amp;&quot;.h5&quot;" office:value-type="string" office:string-value="HDF5_File/KDC6-15804_Inspirat. Body 1.0_005.h5" calcext:value-type="string">
            <text:p>HDF5_File/KDC6-15804_Inspirat. Body 1.0_005.h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Body 1.0_005</text:p>
          </table:table-cell>
          <table:table-cell table:formula="of:=[.A235]&amp;&quot;.h5&quot;" office:value-type="string" office:string-value="HDF5_File/KDC6-15804_Inspirat. Body 1.0_005.h5" calcext:value-type="string">
            <text:p>HDF5_File/KDC6-15804_Inspirat. Body 1.0_005.h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Body 1.0_006</text:p>
          </table:table-cell>
          <table:table-cell table:formula="of:=[.A236]&amp;&quot;.h5&quot;" office:value-type="string" office:string-value="HDF5_File/KDC6-15804_Inspirat. Body 1.0_006.h5" calcext:value-type="string">
            <text:p>HDF5_File/KDC6-15804_Inspirat. Body 1.0_006.h5</text:p>
          </table:table-cell>
          <table:table-cell office:value-type="float" office:value="374" calcext:value-type="float">
            <text:p>374</text:p>
          </table:table-cell>
          <table:table-cell office:value-type="float" office:value="276" calcext:value-type="float">
            <text:p>276</text:p>
          </table:table-cell>
          <table:table-cell office:value-type="float" office:value="390" calcext:value-type="float">
            <text:p>390</text:p>
          </table:table-cell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Body 1.0_007</text:p>
          </table:table-cell>
          <table:table-cell table:formula="of:=[.A237]&amp;&quot;.h5&quot;" office:value-type="string" office:string-value="HDF5_File/KDC6-15804_Inspirat. Body 1.0_007.h5" calcext:value-type="string">
            <text:p>HDF5_File/KDC6-15804_Inspirat. Body 1.0_007.h5</text:p>
          </table:table-cell>
          <table:table-cell office:value-type="float" office:value="374" calcext:value-type="float">
            <text:p>374</text:p>
          </table:table-cell>
          <table:table-cell office:value-type="float" office:value="276" calcext:value-type="float">
            <text:p>276</text:p>
          </table:table-cell>
          <table:table-cell office:value-type="float" office:value="390" calcext:value-type="float">
            <text:p>3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3</text:p>
          </table:table-cell>
          <table:table-cell table:formula="of:=[.A238]&amp;&quot;.h5&quot;" office:value-type="string" office:string-value="HDF5_File/KDC6-15804_Inspirat. Lung 1.0_003.h5" calcext:value-type="string">
            <text:p>HDF5_File/KDC6-15804_Inspirat. Lung 1.0_003.h5</text:p>
          </table:table-cell>
          <table:table-cell office:value-type="float" office:value="348" calcext:value-type="float">
            <text:p>348</text:p>
          </table:table-cell>
          <table:table-cell office:value-type="float" office:value="464" calcext:value-type="float">
            <text:p>464</text:p>
          </table:table-cell>
          <table:table-cell office:value-type="float" office:value="364" calcext:value-type="float">
            <text:p>364</text:p>
          </table:table-cell>
          <table:table-cell office:value-type="float" office:value="480" calcext:value-type="float">
            <text:p>48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3</text:p>
          </table:table-cell>
          <table:table-cell table:formula="of:=[.A239]&amp;&quot;.h5&quot;" office:value-type="string" office:string-value="HDF5_File/KDC6-15804_Inspirat. Lung 1.0_003.h5" calcext:value-type="string">
            <text:p>HDF5_File/KDC6-15804_Inspirat. Lung 1.0_003.h5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804_Inspirat. Lung 1.0_004</text:p>
          </table:table-cell>
          <table:table-cell table:formula="of:=[.A240]&amp;&quot;.h5&quot;" office:value-type="string" office:string-value="HDF5_File/KDC6-15804_Inspirat. Lung 1.0_004.h5" calcext:value-type="string">
            <text:p>HDF5_File/KDC6-15804_Inspirat. Lung 1.0_004.h5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5804_Inspirat. Lung 1.0_004</text:p>
          </table:table-cell>
          <table:table-cell table:formula="of:=[.A241]&amp;&quot;.h5&quot;" office:value-type="string" office:string-value="HDF5_File/KDC6-15804_Inspirat. Lung 1.0_004.h5" calcext:value-type="string">
            <text:p>HDF5_File/KDC6-15804_Inspirat. Lung 1.0_004.h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5</text:p>
          </table:table-cell>
          <table:table-cell table:formula="of:=[.A242]&amp;&quot;.h5&quot;" office:value-type="string" office:string-value="HDF5_File/KDC6-15804_Inspirat. Lung 1.0_005.h5" calcext:value-type="string">
            <text:p>HDF5_File/KDC6-15804_Inspirat. Lung 1.0_005.h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318" calcext:value-type="float">
            <text:p>318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5</text:p>
          </table:table-cell>
          <table:table-cell table:formula="of:=[.A243]&amp;&quot;.h5&quot;" office:value-type="string" office:string-value="HDF5_File/KDC6-15804_Inspirat. Lung 1.0_005.h5" calcext:value-type="string">
            <text:p>HDF5_File/KDC6-15804_Inspirat. Lung 1.0_005.h5</text:p>
          </table:table-cell>
          <table:table-cell office:value-type="float" office:value="378" calcext:value-type="float">
            <text:p>378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6</text:p>
          </table:table-cell>
          <table:table-cell table:formula="of:=[.A244]&amp;&quot;.h5&quot;" office:value-type="string" office:string-value="HDF5_File/KDC6-15804_Inspirat. Lung 1.0_006.h5" calcext:value-type="string">
            <text:p>HDF5_File/KDC6-15804_Inspirat. Lung 1.0_006.h5</text:p>
          </table:table-cell>
          <table:table-cell office:value-type="float" office:value="374" calcext:value-type="float">
            <text:p>374</text:p>
          </table:table-cell>
          <table:table-cell office:value-type="float" office:value="276" calcext:value-type="float">
            <text:p>276</text:p>
          </table:table-cell>
          <table:table-cell office:value-type="float" office:value="390" calcext:value-type="float">
            <text:p>390</text:p>
          </table:table-cell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804_Inspirat. Lung 1.0_007</text:p>
          </table:table-cell>
          <table:table-cell table:formula="of:=[.A245]&amp;&quot;.h5&quot;" office:value-type="string" office:string-value="HDF5_File/KDC6-15804_Inspirat. Lung 1.0_007.h5" calcext:value-type="string">
            <text:p>HDF5_File/KDC6-15804_Inspirat. Lung 1.0_007.h5</text:p>
          </table:table-cell>
          <table:table-cell office:value-type="float" office:value="374" calcext:value-type="float">
            <text:p>374</text:p>
          </table:table-cell>
          <table:table-cell office:value-type="float" office:value="276" calcext:value-type="float">
            <text:p>276</text:p>
          </table:table-cell>
          <table:table-cell office:value-type="float" office:value="390" calcext:value-type="float">
            <text:p>3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Body 1.0_005</text:p>
          </table:table-cell>
          <table:table-cell table:formula="of:=[.A246]&amp;&quot;.h5&quot;" office:value-type="string" office:string-value="HDF5_File/KDC6-15923_Inspirat. Body 1.0_005.h5" calcext:value-type="string">
            <text:p>HDF5_File/KDC6-15923_Inspirat. Body 1.0_005.h5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Body 1.0_005</text:p>
          </table:table-cell>
          <table:table-cell table:formula="of:=[.A247]&amp;&quot;.h5&quot;" office:value-type="string" office:string-value="HDF5_File/KDC6-15923_Inspirat. Body 1.0_005.h5" calcext:value-type="string">
            <text:p>HDF5_File/KDC6-15923_Inspirat. Body 1.0_005.h5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923_Inspirat. Body 1.0_006</text:p>
          </table:table-cell>
          <table:table-cell table:formula="of:=[.A248]&amp;&quot;.h5&quot;" office:value-type="string" office:string-value="HDF5_File/KDC6-15923_Inspirat. Body 1.0_006.h5" calcext:value-type="string">
            <text:p>HDF5_File/KDC6-15923_Inspirat. Body 1.0_006.h5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Body 1.0_006</text:p>
          </table:table-cell>
          <table:table-cell table:formula="of:=[.A249]&amp;&quot;.h5&quot;" office:value-type="string" office:string-value="HDF5_File/KDC6-15923_Inspirat. Body 1.0_006.h5" calcext:value-type="string">
            <text:p>HDF5_File/KDC6-15923_Inspirat. Body 1.0_006.h5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923_Inspirat. Body 1.0_006</text:p>
          </table:table-cell>
          <table:table-cell table:formula="of:=[.A250]&amp;&quot;.h5&quot;" office:value-type="string" office:string-value="HDF5_File/KDC6-15923_Inspirat. Body 1.0_006.h5" calcext:value-type="string">
            <text:p>HDF5_File/KDC6-15923_Inspirat. Body 1.0_006.h5</text:p>
          </table:table-cell>
          <table:table-cell office:value-type="float" office:value="360" calcext:value-type="float">
            <text:p>360</text:p>
          </table:table-cell>
          <table:table-cell office:value-type="float" office:value="654" calcext:value-type="float">
            <text:p>654</text:p>
          </table:table-cell>
          <table:table-cell office:value-type="float" office:value="380" calcext:value-type="float">
            <text:p>380</text:p>
          </table:table-cell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Body 1.0_008</text:p>
          </table:table-cell>
          <table:table-cell table:formula="of:=[.A251]&amp;&quot;.h5&quot;" office:value-type="string" office:string-value="HDF5_File/KDC6-15923_Inspirat. Body 1.0_008.h5" calcext:value-type="string">
            <text:p>HDF5_File/KDC6-15923_Inspirat. Body 1.0_008.h5</text:p>
          </table:table-cell>
          <table:table-cell office:value-type="float" office:value="744" calcext:value-type="float">
            <text:p>744</text:p>
          </table:table-cell>
          <table:table-cell office:value-type="float" office:value="640" calcext:value-type="float">
            <text:p>640</text:p>
          </table:table-cell>
          <table:table-cell office:value-type="float" office:value="760" calcext:value-type="float">
            <text:p>760</text:p>
          </table:table-cell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Lung 1.0_005</text:p>
          </table:table-cell>
          <table:table-cell table:formula="of:=[.A252]&amp;&quot;.h5&quot;" office:value-type="string" office:string-value="HDF5_File/KDC6-15923_Inspirat. Lung 1.0_005.h5" calcext:value-type="string">
            <text:p>HDF5_File/KDC6-15923_Inspirat. Lung 1.0_005.h5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Lung 1.0_005</text:p>
          </table:table-cell>
          <table:table-cell table:formula="of:=[.A253]&amp;&quot;.h5&quot;" office:value-type="string" office:string-value="HDF5_File/KDC6-15923_Inspirat. Lung 1.0_005.h5" calcext:value-type="string">
            <text:p>HDF5_File/KDC6-15923_Inspirat. Lung 1.0_005.h5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923_Inspirat. Lung 1.0_006</text:p>
          </table:table-cell>
          <table:table-cell table:formula="of:=[.A254]&amp;&quot;.h5&quot;" office:value-type="string" office:string-value="HDF5_File/KDC6-15923_Inspirat. Lung 1.0_006.h5" calcext:value-type="string">
            <text:p>HDF5_File/KDC6-15923_Inspirat. Lung 1.0_006.h5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Lung 1.0_006</text:p>
          </table:table-cell>
          <table:table-cell table:formula="of:=[.A255]&amp;&quot;.h5&quot;" office:value-type="string" office:string-value="HDF5_File/KDC6-15923_Inspirat. Lung 1.0_006.h5" calcext:value-type="string">
            <text:p>HDF5_File/KDC6-15923_Inspirat. Lung 1.0_006.h5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5923_Inspirat. Lung 1.0_006</text:p>
          </table:table-cell>
          <table:table-cell table:formula="of:=[.A256]&amp;&quot;.h5&quot;" office:value-type="string" office:string-value="HDF5_File/KDC6-15923_Inspirat. Lung 1.0_006.h5" calcext:value-type="string">
            <text:p>HDF5_File/KDC6-15923_Inspirat. Lung 1.0_006.h5</text:p>
          </table:table-cell>
          <table:table-cell office:value-type="float" office:value="360" calcext:value-type="float">
            <text:p>360</text:p>
          </table:table-cell>
          <table:table-cell office:value-type="float" office:value="654" calcext:value-type="float">
            <text:p>654</text:p>
          </table:table-cell>
          <table:table-cell office:value-type="float" office:value="380" calcext:value-type="float">
            <text:p>380</text:p>
          </table:table-cell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5923_Inspirat. Lung 1.0_008</text:p>
          </table:table-cell>
          <table:table-cell table:formula="of:=[.A257]&amp;&quot;.h5&quot;" office:value-type="string" office:string-value="HDF5_File/KDC6-15923_Inspirat. Lung 1.0_008.h5" calcext:value-type="string">
            <text:p>HDF5_File/KDC6-15923_Inspirat. Lung 1.0_008.h5</text:p>
          </table:table-cell>
          <table:table-cell office:value-type="float" office:value="744" calcext:value-type="float">
            <text:p>744</text:p>
          </table:table-cell>
          <table:table-cell office:value-type="float" office:value="640" calcext:value-type="float">
            <text:p>640</text:p>
          </table:table-cell>
          <table:table-cell office:value-type="float" office:value="760" calcext:value-type="float">
            <text:p>760</text:p>
          </table:table-cell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Body 1.0_003</text:p>
          </table:table-cell>
          <table:table-cell table:formula="of:=[.A258]&amp;&quot;.h5&quot;" office:value-type="string" office:string-value="HDF5_File/KDC6-16071_Inspirat. Body 1.0_003.h5" calcext:value-type="string">
            <text:p>HDF5_File/KDC6-16071_Inspirat. Body 1.0_003.h5</text:p>
          </table:table-cell>
          <table:table-cell office:value-type="float" office:value="684" calcext:value-type="float">
            <text:p>684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4</text:p>
          </table:table-cell>
          <table:table-cell table:formula="of:=[.A259]&amp;&quot;.h5&quot;" office:value-type="string" office:string-value="HDF5_File/KDC6-16071_Inspirat. Body 1.0_004.h5" calcext:value-type="string">
            <text:p>HDF5_File/KDC6-16071_Inspirat. Body 1.0_004.h5</text:p>
          </table:table-cell>
          <table:table-cell office:value-type="float" office:value="684" calcext:value-type="float">
            <text:p>684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5</text:p>
          </table:table-cell>
          <table:table-cell table:formula="of:=[.A260]&amp;&quot;.h5&quot;" office:value-type="string" office:string-value="HDF5_File/KDC6-16071_Inspirat. Body 1.0_005.h5" calcext:value-type="string">
            <text:p>HDF5_File/KDC6-16071_Inspirat. Body 1.0_005.h5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520" calcext:value-type="float">
            <text:p>520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5</text:p>
          </table:table-cell>
          <table:table-cell table:formula="of:=[.A261]&amp;&quot;.h5&quot;" office:value-type="string" office:string-value="HDF5_File/KDC6-16071_Inspirat. Body 1.0_005.h5" calcext:value-type="string">
            <text:p>HDF5_File/KDC6-16071_Inspirat. Body 1.0_005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2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520" calcext:value-type="float">
            <text:p>520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3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796" calcext:value-type="float">
            <text:p>796</text:p>
          </table:table-cell>
          <table:table-cell office:value-type="float" office:value="348" calcext:value-type="float">
            <text:p>348</text:p>
          </table:table-cell>
          <table:table-cell office:value-type="float" office:value="812" calcext:value-type="float">
            <text:p>812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4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5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40" calcext:value-type="float">
            <text:p>240</text:p>
          </table:table-cell>
          <table:table-cell office:value-type="float" office:value="648" calcext:value-type="float">
            <text:p>648</text:p>
          </table:table-cell>
          <table:table-cell office:value-type="float" office:value="260" calcext:value-type="float">
            <text:p>260</text:p>
          </table:table-cell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6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70" calcext:value-type="float">
            <text:p>270</text:p>
          </table:table-cell>
          <table:table-cell office:value-type="float" office:value="658" calcext:value-type="float">
            <text:p>658</text:p>
          </table:table-cell>
          <table:table-cell office:value-type="float" office:value="290" calcext:value-type="float">
            <text:p>290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6</text:p>
          </table:table-cell>
          <table:table-cell table:formula="of:=[.A267]&amp;&quot;.h5&quot;" office:value-type="string" office:string-value="HDF5_File/KDC6-16071_Inspirat. Body 1.0_006.h5" calcext:value-type="string">
            <text:p>HDF5_File/KDC6-16071_Inspirat. Body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7</text:p>
          </table:table-cell>
          <table:table-cell table:formula="of:=[.A268]&amp;&quot;.h5&quot;" office:value-type="string" office:string-value="HDF5_File/KDC6-16071_Inspirat. Body 1.0_007.h5" calcext:value-type="string">
            <text:p>HDF5_File/KDC6-16071_Inspirat. Body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Body 1.0_009</text:p>
          </table:table-cell>
          <table:table-cell table:formula="of:=[.A269]&amp;&quot;.h5&quot;" office:value-type="string" office:string-value="HDF5_File/KDC6-16071_Inspirat. Body 1.0_009.h5" calcext:value-type="string">
            <text:p>HDF5_File/KDC6-16071_Inspirat. Body 1.0_009.h5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Lung 1.0_003</text:p>
          </table:table-cell>
          <table:table-cell table:formula="of:=[.A270]&amp;&quot;.h5&quot;" office:value-type="string" office:string-value="HDF5_File/KDC6-16071_Inspirat. Lung 1.0_003.h5" calcext:value-type="string">
            <text:p>HDF5_File/KDC6-16071_Inspirat. Lung 1.0_003.h5</text:p>
          </table:table-cell>
          <table:table-cell office:value-type="float" office:value="684" calcext:value-type="float">
            <text:p>684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4</text:p>
          </table:table-cell>
          <table:table-cell table:formula="of:=[.A271]&amp;&quot;.h5&quot;" office:value-type="string" office:string-value="HDF5_File/KDC6-16071_Inspirat. Lung 1.0_004.h5" calcext:value-type="string">
            <text:p>HDF5_File/KDC6-16071_Inspirat. Lung 1.0_004.h5</text:p>
          </table:table-cell>
          <table:table-cell office:value-type="float" office:value="684" calcext:value-type="float">
            <text:p>684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5</text:p>
          </table:table-cell>
          <table:table-cell table:formula="of:=[.A272]&amp;&quot;.h5&quot;" office:value-type="string" office:string-value="HDF5_File/KDC6-16071_Inspirat. Lung 1.0_005.h5" calcext:value-type="string">
            <text:p>HDF5_File/KDC6-16071_Inspirat. Lung 1.0_005.h5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520" calcext:value-type="float">
            <text:p>520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5</text:p>
          </table:table-cell>
          <table:table-cell table:formula="of:=[.A273]&amp;&quot;.h5&quot;" office:value-type="string" office:string-value="HDF5_File/KDC6-16071_Inspirat. Lung 1.0_005.h5" calcext:value-type="string">
            <text:p>HDF5_File/KDC6-16071_Inspirat. Lung 1.0_005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4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520" calcext:value-type="float">
            <text:p>520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5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796" calcext:value-type="float">
            <text:p>796</text:p>
          </table:table-cell>
          <table:table-cell office:value-type="float" office:value="348" calcext:value-type="float">
            <text:p>348</text:p>
          </table:table-cell>
          <table:table-cell office:value-type="float" office:value="812" calcext:value-type="float">
            <text:p>812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6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34" calcext:value-type="float">
            <text:p>234</text:p>
          </table:table-cell>
          <table:table-cell office:value-type="float" office:value="686" calcext:value-type="float">
            <text:p>686</text:p>
          </table:table-cell>
          <table:table-cell office:value-type="float" office:value="282" calcext:value-type="float">
            <text:p>28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7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40" calcext:value-type="float">
            <text:p>240</text:p>
          </table:table-cell>
          <table:table-cell office:value-type="float" office:value="648" calcext:value-type="float">
            <text:p>648</text:p>
          </table:table-cell>
          <table:table-cell office:value-type="float" office:value="260" calcext:value-type="float">
            <text:p>260</text:p>
          </table:table-cell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8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70" calcext:value-type="float">
            <text:p>270</text:p>
          </table:table-cell>
          <table:table-cell office:value-type="float" office:value="658" calcext:value-type="float">
            <text:p>658</text:p>
          </table:table-cell>
          <table:table-cell office:value-type="float" office:value="290" calcext:value-type="float">
            <text:p>290</text:p>
          </table:table-cell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6</text:p>
          </table:table-cell>
          <table:table-cell table:formula="of:=[.A279]&amp;&quot;.h5&quot;" office:value-type="string" office:string-value="HDF5_File/KDC6-16071_Inspirat. Lung 1.0_006.h5" calcext:value-type="string">
            <text:p>HDF5_File/KDC6-16071_Inspirat. Lung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7</text:p>
          </table:table-cell>
          <table:table-cell table:formula="of:=[.A280]&amp;&quot;.h5&quot;" office:value-type="string" office:string-value="HDF5_File/KDC6-16071_Inspirat. Lung 1.0_007.h5" calcext:value-type="string">
            <text:p>HDF5_File/KDC6-16071_Inspirat. Lung 1.0_007.h5</text:p>
          </table:table-cell>
          <table:table-cell office:value-type="float" office:value="210" calcext:value-type="float">
            <text:p>210</text:p>
          </table:table-cell>
          <table:table-cell office:value-type="float" office:value="672" calcext:value-type="float">
            <text:p>672</text:p>
          </table:table-cell>
          <table:table-cell office:value-type="float" office:value="242" calcext:value-type="float">
            <text:p>242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071_Inspirat. Lung 1.0_009</text:p>
          </table:table-cell>
          <table:table-cell table:formula="of:=[.A281]&amp;&quot;.h5&quot;" office:value-type="string" office:string-value="HDF5_File/KDC6-16071_Inspirat. Lung 1.0_009.h5" calcext:value-type="string">
            <text:p>HDF5_File/KDC6-16071_Inspirat. Lung 1.0_009.h5</text:p>
          </table:table-cell>
          <table:table-cell office:value-type="float" office:value="816" calcext:value-type="float">
            <text:p>816</text:p>
          </table:table-cell>
          <table:table-cell office:value-type="float" office:value="390" calcext:value-type="float">
            <text:p>390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134_Inspirat. Body 1.0_007</text:p>
          </table:table-cell>
          <table:table-cell table:formula="of:=[.A282]&amp;&quot;.h5&quot;" office:value-type="string" office:string-value="HDF5_File/KDC6-16134_Inspirat. Body 1.0_007.h5" calcext:value-type="string">
            <text:p>HDF5_File/KDC6-16134_Inspirat. Body 1.0_007.h5</text:p>
          </table:table-cell>
          <table:table-cell office:value-type="float" office:value="538" calcext:value-type="float">
            <text:p>538</text:p>
          </table:table-cell>
          <table:table-cell office:value-type="float" office:value="268" calcext:value-type="float">
            <text:p>268</text:p>
          </table:table-cell>
          <table:table-cell office:value-type="float" office:value="554" calcext:value-type="float">
            <text:p>554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134_Inspirat. Body 1.0_007</text:p>
          </table:table-cell>
          <table:table-cell table:formula="of:=[.A283]&amp;&quot;.h5&quot;" office:value-type="string" office:string-value="HDF5_File/KDC6-16134_Inspirat. Body 1.0_007.h5" calcext:value-type="string">
            <text:p>HDF5_File/KDC6-16134_Inspirat. Body 1.0_007.h5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644" calcext:value-type="float">
            <text:p>644</text:p>
          </table:table-cell>
          <table:table-cell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134_Inspirat. Body 1.0_008</text:p>
          </table:table-cell>
          <table:table-cell table:formula="of:=[.A284]&amp;&quot;.h5&quot;" office:value-type="string" office:string-value="HDF5_File/KDC6-16134_Inspirat. Body 1.0_008.h5" calcext:value-type="string">
            <text:p>HDF5_File/KDC6-16134_Inspirat. Body 1.0_008.h5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644" calcext:value-type="float">
            <text:p>644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134_Inspirat. Lung 1.0_007</text:p>
          </table:table-cell>
          <table:table-cell table:formula="of:=[.A285]&amp;&quot;.h5&quot;" office:value-type="string" office:string-value="HDF5_File/KDC6-16134_Inspirat. Lung 1.0_007.h5" calcext:value-type="string">
            <text:p>HDF5_File/KDC6-16134_Inspirat. Lung 1.0_007.h5</text:p>
          </table:table-cell>
          <table:table-cell office:value-type="float" office:value="538" calcext:value-type="float">
            <text:p>538</text:p>
          </table:table-cell>
          <table:table-cell office:value-type="float" office:value="268" calcext:value-type="float">
            <text:p>268</text:p>
          </table:table-cell>
          <table:table-cell office:value-type="float" office:value="554" calcext:value-type="float">
            <text:p>554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134_Inspirat. Lung 1.0_007</text:p>
          </table:table-cell>
          <table:table-cell table:formula="of:=[.A286]&amp;&quot;.h5&quot;" office:value-type="string" office:string-value="HDF5_File/KDC6-16134_Inspirat. Lung 1.0_007.h5" calcext:value-type="string">
            <text:p>HDF5_File/KDC6-16134_Inspirat. Lung 1.0_007.h5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644" calcext:value-type="float">
            <text:p>644</text:p>
          </table:table-cell>
          <table:table-cell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134_Inspirat. Lung 1.0_008</text:p>
          </table:table-cell>
          <table:table-cell table:formula="of:=[.A287]&amp;&quot;.h5&quot;" office:value-type="string" office:string-value="HDF5_File/KDC6-16134_Inspirat. Lung 1.0_008.h5" calcext:value-type="string">
            <text:p>HDF5_File/KDC6-16134_Inspirat. Lung 1.0_008.h5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644" calcext:value-type="float">
            <text:p>644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table:formula="of:=[.A288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office:value-type="float" office:value="380" calcext:value-type="float">
            <text:p>380</text:p>
          </table:table-cell>
          <table:table-cell office:value-type="float" office:value="718" calcext:value-type="float">
            <text:p>718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table:formula="of:=[.A289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table:formula="of:=[.A290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34" calcext:value-type="float">
            <text:p>634</text:p>
          </table:table-cell>
          <table:table-cell office:value-type="float" office:value="428" calcext:value-type="float">
            <text:p>428</text:p>
          </table:table-cell>
          <table:table-cell office:value-type="float" office:value="658" calcext:value-type="float">
            <text:p>65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3</text:p>
          </table:table-cell>
          <table:table-cell table:formula="of:=[.A291]&amp;&quot;.h5&quot;" office:value-type="string" office:string-value="HDF5_File/KDC6-16323_Inspirat. Body 1.0_003.h5" calcext:value-type="string">
            <text:p>HDF5_File/KDC6-16323_Inspirat. Body 1.0_003.h5</text:p>
          </table:table-cell>
          <table:table-cell office:value-type="float" office:value="440" calcext:value-type="float">
            <text:p>440</text:p>
          </table:table-cell>
          <table:table-cell office:value-type="float" office:value="660" calcext:value-type="float">
            <text:p>660</text:p>
          </table:table-cell>
          <table:table-cell office:value-type="float" office:value="464" calcext:value-type="float">
            <text:p>464</text:p>
          </table:table-cell>
          <table:table-cell office:value-type="float" office:value="684" calcext:value-type="float">
            <text:p>6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2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3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34" calcext:value-type="float">
            <text:p>634</text:p>
          </table:table-cell>
          <table:table-cell office:value-type="float" office:value="428" calcext:value-type="float">
            <text:p>428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4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40" calcext:value-type="float">
            <text:p>440</text:p>
          </table:table-cell>
          <table:table-cell office:value-type="float" office:value="660" calcext:value-type="float">
            <text:p>660</text:p>
          </table:table-cell>
          <table:table-cell office:value-type="float" office:value="464" calcext:value-type="float">
            <text:p>464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5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26" calcext:value-type="float">
            <text:p>426</text:p>
          </table:table-cell>
          <table:table-cell office:value-type="float" office:value="652" calcext:value-type="float">
            <text:p>652</text:p>
          </table:table-cell>
          <table:table-cell office:value-type="float" office:value="442" calcext:value-type="float">
            <text:p>442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6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690" calcext:value-type="float">
            <text:p>690</text:p>
          </table:table-cell>
          <table:table-cell office:value-type="float" office:value="412" calcext:value-type="float">
            <text:p>412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4</text:p>
          </table:table-cell>
          <table:table-cell table:formula="of:=[.A297]&amp;&quot;.h5&quot;" office:value-type="string" office:string-value="HDF5_File/KDC6-16323_Inspirat. Body 1.0_004.h5" calcext:value-type="string">
            <text:p>HDF5_File/KDC6-16323_Inspirat. Body 1.0_004.h5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298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299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300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844" calcext:value-type="float">
            <text:p>844</text:p>
          </table:table-cell>
          <table:table-cell office:value-type="float" office:value="530" calcext:value-type="float">
            <text:p>530</text:p>
          </table:table-cell>
          <table:table-cell office:value-type="float" office:value="868" calcext:value-type="float">
            <text:p>868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301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5</text:p>
          </table:table-cell>
          <table:table-cell table:formula="of:=[.A302]&amp;&quot;.h5&quot;" office:value-type="string" office:string-value="HDF5_File/KDC6-16323_Inspirat. Body 1.0_005.h5" calcext:value-type="string">
            <text:p>HDF5_File/KDC6-16323_Inspirat. Body 1.0_005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3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844" calcext:value-type="float">
            <text:p>844</text:p>
          </table:table-cell>
          <table:table-cell office:value-type="float" office:value="530" calcext:value-type="float">
            <text:p>530</text:p>
          </table:table-cell>
          <table:table-cell office:value-type="float" office:value="868" calcext:value-type="float">
            <text:p>868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4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5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6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792" calcext:value-type="float">
            <text:p>792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7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8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238" calcext:value-type="float">
            <text:p>238</text:p>
          </table:table-cell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09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10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774" calcext:value-type="float">
            <text:p>774</text:p>
          </table:table-cell>
          <table:table-cell office:value-type="float" office:value="322" calcext:value-type="float">
            <text:p>322</text:p>
          </table:table-cell>
          <table:table-cell office:value-type="float" office:value="798" calcext:value-type="float">
            <text:p>798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6</text:p>
          </table:table-cell>
          <table:table-cell table:formula="of:=[.A311]&amp;&quot;.h5&quot;" office:value-type="string" office:string-value="HDF5_File/KDC6-16323_Inspirat. Body 1.0_006.h5" calcext:value-type="string">
            <text:p>HDF5_File/KDC6-16323_Inspirat. Body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312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313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314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636" calcext:value-type="float">
            <text:p>636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7</text:p>
          </table:table-cell>
          <table:table-cell table:formula="of:=[.A315]&amp;&quot;.h5&quot;" office:value-type="string" office:string-value="HDF5_File/KDC6-16323_Inspirat. Body 1.0_007.h5" calcext:value-type="string">
            <text:p>HDF5_File/KDC6-16323_Inspirat. Body 1.0_007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16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636" calcext:value-type="float">
            <text:p>636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17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18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19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686" calcext:value-type="float">
            <text:p>686</text:p>
          </table:table-cell>
          <table:table-cell office:value-type="float" office:value="506" calcext:value-type="float">
            <text:p>506</text:p>
          </table:table-cell>
          <table:table-cell office:value-type="float" office:value="702" calcext:value-type="float">
            <text:p>702</text:p>
          </table:table-cell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20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21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830" calcext:value-type="float">
            <text:p>830</text:p>
          </table:table-cell>
          <table:table-cell office:value-type="float" office:value="388" calcext:value-type="float">
            <text:p>388</text:p>
          </table:table-cell>
          <table:table-cell office:value-type="float" office:value="854" calcext:value-type="float">
            <text:p>854</text:p>
          </table:table-cell>
          <table:table-cell office:value-type="float" office:value="412" calcext:value-type="float">
            <text:p>4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8</text:p>
          </table:table-cell>
          <table:table-cell table:formula="of:=[.A322]&amp;&quot;.h5&quot;" office:value-type="string" office:string-value="HDF5_File/KDC6-16323_Inspirat. Body 1.0_008.h5" calcext:value-type="string">
            <text:p>HDF5_File/KDC6-16323_Inspirat. Body 1.0_008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3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4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30" calcext:value-type="float">
            <text:p>830</text:p>
          </table:table-cell>
          <table:table-cell office:value-type="float" office:value="388" calcext:value-type="float">
            <text:p>388</text:p>
          </table:table-cell>
          <table:table-cell office:value-type="float" office:value="854" calcext:value-type="float">
            <text:p>854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5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6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7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8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48" calcext:value-type="float">
            <text:p>848</text:p>
          </table:table-cell>
          <table:table-cell office:value-type="float" office:value="520" calcext:value-type="float">
            <text:p>520</text:p>
          </table:table-cell>
          <table:table-cell office:value-type="float" office:value="868" calcext:value-type="float">
            <text:p>868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29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30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31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32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09</text:p>
          </table:table-cell>
          <table:table-cell table:formula="of:=[.A333]&amp;&quot;.h5&quot;" office:value-type="string" office:string-value="HDF5_File/KDC6-16323_Inspirat. Body 1.0_009.h5" calcext:value-type="string">
            <text:p>HDF5_File/KDC6-16323_Inspirat. Body 1.0_009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4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5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6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7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8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39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0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1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716" calcext:value-type="float">
            <text:p>716</text:p>
          </table:table-cell>
          <table:table-cell office:value-type="float" office:value="772" calcext:value-type="float">
            <text:p>772</text:p>
          </table:table-cell>
          <table:table-cell office:value-type="float" office:value="744" calcext:value-type="float">
            <text:p>744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2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936" calcext:value-type="float">
            <text:p>936</text:p>
          </table:table-cell>
          <table:table-cell office:value-type="float" office:value="460" calcext:value-type="float">
            <text:p>460</text:p>
          </table:table-cell>
          <table:table-cell office:value-type="float" office:value="956" calcext:value-type="float">
            <text:p>956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3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920" calcext:value-type="float">
            <text:p>920</text:p>
          </table:table-cell>
          <table:table-cell office:value-type="float" office:value="500" calcext:value-type="float">
            <text:p>500</text:p>
          </table:table-cell>
          <table:table-cell office:value-type="float" office:value="936" calcext:value-type="float">
            <text:p>936</text:p>
          </table:table-cell>
          <table:table-cell office:value-type="float" office:value="516" calcext:value-type="float">
            <text:p>5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4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0</text:p>
          </table:table-cell>
          <table:table-cell table:formula="of:=[.A345]&amp;&quot;.h5&quot;" office:value-type="string" office:string-value="HDF5_File/KDC6-16323_Inspirat. Body 1.0_010.h5" calcext:value-type="string">
            <text:p>HDF5_File/KDC6-16323_Inspirat. Body 1.0_010.h5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46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47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48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926" calcext:value-type="float">
            <text:p>926</text:p>
          </table:table-cell>
          <table:table-cell office:value-type="float" office:value="550" calcext:value-type="float">
            <text:p>550</text:p>
          </table:table-cell>
          <table:table-cell office:value-type="float" office:value="946" calcext:value-type="float">
            <text:p>946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49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594" calcext:value-type="float">
            <text:p>594</text:p>
          </table:table-cell>
          <table:table-cell office:value-type="float" office:value="530" calcext:value-type="float">
            <text:p>530</text:p>
          </table:table-cell>
          <table:table-cell office:value-type="float" office:value="614" calcext:value-type="float">
            <text:p>614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50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928" calcext:value-type="float">
            <text:p>928</text:p>
          </table:table-cell>
          <table:table-cell office:value-type="float" office:value="600" calcext:value-type="float">
            <text:p>600</text:p>
          </table:table-cell>
          <table:table-cell office:value-type="float" office:value="952" calcext:value-type="float">
            <text:p>952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51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52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602" calcext:value-type="float">
            <text:p>602</text:p>
          </table:table-cell>
          <table:table-cell office:value-type="float" office:value="670" calcext:value-type="float">
            <text:p>670</text:p>
          </table:table-cell>
          <table:table-cell office:value-type="float" office:value="630" calcext:value-type="float">
            <text:p>630</text:p>
          </table:table-cell>
          <table:table-cell office:value-type="float" office:value="698" calcext:value-type="float">
            <text:p>6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Body 1.0_011</text:p>
          </table:table-cell>
          <table:table-cell table:formula="of:=[.A353]&amp;&quot;.h5&quot;" office:value-type="string" office:string-value="HDF5_File/KDC6-16323_Inspirat. Body 1.0_011.h5" calcext:value-type="string">
            <text:p>HDF5_File/KDC6-16323_Inspirat. Body 1.0_011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2</text:p>
          </table:table-cell>
          <table:table-cell table:formula="of:=[.A354]&amp;&quot;.h5&quot;" office:value-type="string" office:string-value="HDF5_File/KDC6-16323_Inspirat. Body 1.0_012.h5" calcext:value-type="string">
            <text:p>HDF5_File/KDC6-16323_Inspirat. Body 1.0_012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Body 1.0_012</text:p>
          </table:table-cell>
          <table:table-cell table:formula="of:=[.A355]&amp;&quot;.h5&quot;" office:value-type="string" office:string-value="HDF5_File/KDC6-16323_Inspirat. Body 1.0_012.h5" calcext:value-type="string">
            <text:p>HDF5_File/KDC6-16323_Inspirat. Body 1.0_012.h5</text:p>
          </table:table-cell>
          <table:table-cell office:value-type="float" office:value="940" calcext:value-type="float">
            <text:p>940</text:p>
          </table:table-cell>
          <table:table-cell office:value-type="float" office:value="572" calcext:value-type="float">
            <text:p>572</text:p>
          </table:table-cell>
          <table:table-cell office:value-type="float" office:value="968" calcext:value-type="float">
            <text:p>968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table:formula="of:=[.A356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office:value-type="float" office:value="380" calcext:value-type="float">
            <text:p>380</text:p>
          </table:table-cell>
          <table:table-cell office:value-type="float" office:value="718" calcext:value-type="float">
            <text:p>718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table:formula="of:=[.A357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table:formula="of:=[.A358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634" calcext:value-type="float">
            <text:p>634</text:p>
          </table:table-cell>
          <table:table-cell office:value-type="float" office:value="428" calcext:value-type="float">
            <text:p>428</text:p>
          </table:table-cell>
          <table:table-cell office:value-type="float" office:value="658" calcext:value-type="float">
            <text:p>65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3</text:p>
          </table:table-cell>
          <table:table-cell table:formula="of:=[.A359]&amp;&quot;.h5&quot;" office:value-type="string" office:string-value="HDF5_File/KDC6-16323_Inspirat. Lung 1.0_003.h5" calcext:value-type="string">
            <text:p>HDF5_File/KDC6-16323_Inspirat. Lung 1.0_003.h5</text:p>
          </table:table-cell>
          <table:table-cell office:value-type="float" office:value="440" calcext:value-type="float">
            <text:p>440</text:p>
          </table:table-cell>
          <table:table-cell office:value-type="float" office:value="660" calcext:value-type="float">
            <text:p>660</text:p>
          </table:table-cell>
          <table:table-cell office:value-type="float" office:value="464" calcext:value-type="float">
            <text:p>464</text:p>
          </table:table-cell>
          <table:table-cell office:value-type="float" office:value="684" calcext:value-type="float">
            <text:p>68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0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448" calcext:value-type="float">
            <text:p>448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1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04" calcext:value-type="float">
            <text:p>404</text:p>
          </table:table-cell>
          <table:table-cell office:value-type="float" office:value="634" calcext:value-type="float">
            <text:p>634</text:p>
          </table:table-cell>
          <table:table-cell office:value-type="float" office:value="428" calcext:value-type="float">
            <text:p>428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2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40" calcext:value-type="float">
            <text:p>440</text:p>
          </table:table-cell>
          <table:table-cell office:value-type="float" office:value="660" calcext:value-type="float">
            <text:p>660</text:p>
          </table:table-cell>
          <table:table-cell office:value-type="float" office:value="464" calcext:value-type="float">
            <text:p>464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3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26" calcext:value-type="float">
            <text:p>426</text:p>
          </table:table-cell>
          <table:table-cell office:value-type="float" office:value="652" calcext:value-type="float">
            <text:p>652</text:p>
          </table:table-cell>
          <table:table-cell office:value-type="float" office:value="442" calcext:value-type="float">
            <text:p>442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4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690" calcext:value-type="float">
            <text:p>690</text:p>
          </table:table-cell>
          <table:table-cell office:value-type="float" office:value="412" calcext:value-type="float">
            <text:p>412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4</text:p>
          </table:table-cell>
          <table:table-cell table:formula="of:=[.A365]&amp;&quot;.h5&quot;" office:value-type="string" office:string-value="HDF5_File/KDC6-16323_Inspirat. Lung 1.0_004.h5" calcext:value-type="string">
            <text:p>HDF5_File/KDC6-16323_Inspirat. Lung 1.0_004.h5</text:p>
          </table:table-cell>
          <table:table-cell office:value-type="float" office:value="450" calcext:value-type="float">
            <text:p>450</text:p>
          </table:table-cell>
          <table:table-cell office:value-type="float" office:value="626" calcext:value-type="float">
            <text:p>626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366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367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734" calcext:value-type="float">
            <text:p>734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368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844" calcext:value-type="float">
            <text:p>844</text:p>
          </table:table-cell>
          <table:table-cell office:value-type="float" office:value="530" calcext:value-type="float">
            <text:p>530</text:p>
          </table:table-cell>
          <table:table-cell office:value-type="float" office:value="868" calcext:value-type="float">
            <text:p>868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369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5</text:p>
          </table:table-cell>
          <table:table-cell table:formula="of:=[.A370]&amp;&quot;.h5&quot;" office:value-type="string" office:string-value="HDF5_File/KDC6-16323_Inspirat. Lung 1.0_005.h5" calcext:value-type="string">
            <text:p>HDF5_File/KDC6-16323_Inspirat. Lung 1.0_005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1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844" calcext:value-type="float">
            <text:p>844</text:p>
          </table:table-cell>
          <table:table-cell office:value-type="float" office:value="530" calcext:value-type="float">
            <text:p>530</text:p>
          </table:table-cell>
          <table:table-cell office:value-type="float" office:value="868" calcext:value-type="float">
            <text:p>868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2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3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4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792" calcext:value-type="float">
            <text:p>792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5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6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238" calcext:value-type="float">
            <text:p>238</text:p>
          </table:table-cell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7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696" calcext:value-type="float">
            <text:p>696</text:p>
          </table:table-cell>
          <table:table-cell office:value-type="float" office:value="312" calcext:value-type="float">
            <text:p>312</text:p>
          </table:table-cell>
          <table:table-cell office:value-type="float" office:value="736" calcext:value-type="float">
            <text:p>736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8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774" calcext:value-type="float">
            <text:p>774</text:p>
          </table:table-cell>
          <table:table-cell office:value-type="float" office:value="322" calcext:value-type="float">
            <text:p>322</text:p>
          </table:table-cell>
          <table:table-cell office:value-type="float" office:value="798" calcext:value-type="float">
            <text:p>798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6</text:p>
          </table:table-cell>
          <table:table-cell table:formula="of:=[.A379]&amp;&quot;.h5&quot;" office:value-type="string" office:string-value="HDF5_File/KDC6-16323_Inspirat. Lung 1.0_006.h5" calcext:value-type="string">
            <text:p>HDF5_File/KDC6-16323_Inspirat. Lung 1.0_006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380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188" calcext:value-type="float">
            <text:p>188</text:p>
          </table:table-cell>
          <table:table-cell office:value-type="float" office:value="584" calcext:value-type="float">
            <text:p>584</text:p>
          </table:table-cell>
          <table:table-cell office:value-type="float" office:value="236" calcext:value-type="float">
            <text:p>23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381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828" calcext:value-type="float">
            <text:p>828</text:p>
          </table:table-cell>
          <table:table-cell office:value-type="float" office:value="512" calcext:value-type="float">
            <text:p>512</text:p>
          </table:table-cell>
          <table:table-cell office:value-type="float" office:value="884" calcext:value-type="float">
            <text:p>884</text:p>
          </table:table-cell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382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636" calcext:value-type="float">
            <text:p>636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7</text:p>
          </table:table-cell>
          <table:table-cell table:formula="of:=[.A383]&amp;&quot;.h5&quot;" office:value-type="string" office:string-value="HDF5_File/KDC6-16323_Inspirat. Lung 1.0_007.h5" calcext:value-type="string">
            <text:p>HDF5_File/KDC6-16323_Inspirat. Lung 1.0_007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4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636" calcext:value-type="float">
            <text:p>636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5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746" calcext:value-type="float">
            <text:p>746</text:p>
          </table:table-cell>
          <table:table-cell office:value-type="float" office:value="630" calcext:value-type="float">
            <text:p>630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6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856" calcext:value-type="float">
            <text:p>856</text:p>
          </table:table-cell>
          <table:table-cell office:value-type="float" office:value="338" calcext:value-type="float">
            <text:p>338</text:p>
          </table:table-cell>
          <table:table-cell office:value-type="float" office:value="888" calcext:value-type="float">
            <text:p>888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7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686" calcext:value-type="float">
            <text:p>686</text:p>
          </table:table-cell>
          <table:table-cell office:value-type="float" office:value="506" calcext:value-type="float">
            <text:p>506</text:p>
          </table:table-cell>
          <table:table-cell office:value-type="float" office:value="702" calcext:value-type="float">
            <text:p>702</text:p>
          </table:table-cell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8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89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830" calcext:value-type="float">
            <text:p>830</text:p>
          </table:table-cell>
          <table:table-cell office:value-type="float" office:value="388" calcext:value-type="float">
            <text:p>388</text:p>
          </table:table-cell>
          <table:table-cell office:value-type="float" office:value="854" calcext:value-type="float">
            <text:p>854</text:p>
          </table:table-cell>
          <table:table-cell office:value-type="float" office:value="412" calcext:value-type="float">
            <text:p>4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8</text:p>
          </table:table-cell>
          <table:table-cell table:formula="of:=[.A390]&amp;&quot;.h5&quot;" office:value-type="string" office:string-value="HDF5_File/KDC6-16323_Inspirat. Lung 1.0_008.h5" calcext:value-type="string">
            <text:p>HDF5_File/KDC6-16323_Inspirat. Lung 1.0_008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1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68" calcext:value-type="float">
            <text:p>568</text:p>
          </table:table-cell>
          <table:table-cell office:value-type="float" office:value="764" calcext:value-type="float">
            <text:p>764</text:p>
          </table:table-cell>
          <table:table-cell office:value-type="float" office:value="620" calcext:value-type="float">
            <text:p>6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2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30" calcext:value-type="float">
            <text:p>830</text:p>
          </table:table-cell>
          <table:table-cell office:value-type="float" office:value="388" calcext:value-type="float">
            <text:p>388</text:p>
          </table:table-cell>
          <table:table-cell office:value-type="float" office:value="854" calcext:value-type="float">
            <text:p>854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3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354" calcext:value-type="float">
            <text:p>354</text:p>
          </table:table-cell>
          <table:table-cell office:value-type="float" office:value="900" calcext:value-type="float">
            <text:p>90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4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5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98" calcext:value-type="float">
            <text:p>598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6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48" calcext:value-type="float">
            <text:p>848</text:p>
          </table:table-cell>
          <table:table-cell office:value-type="float" office:value="520" calcext:value-type="float">
            <text:p>520</text:p>
          </table:table-cell>
          <table:table-cell office:value-type="float" office:value="868" calcext:value-type="float">
            <text:p>868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7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8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399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400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09</text:p>
          </table:table-cell>
          <table:table-cell table:formula="of:=[.A401]&amp;&quot;.h5&quot;" office:value-type="string" office:string-value="HDF5_File/KDC6-16323_Inspirat. Lung 1.0_009.h5" calcext:value-type="string">
            <text:p>HDF5_File/KDC6-16323_Inspirat. Lung 1.0_009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2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594" calcext:value-type="float">
            <text:p>594</text:p>
          </table:table-cell>
          <table:table-cell office:value-type="float" office:value="722" calcext:value-type="float">
            <text:p>722</text:p>
          </table:table-cell>
          <table:table-cell office:value-type="float" office:value="630" calcext:value-type="float">
            <text:p>630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3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510" calcext:value-type="float">
            <text:p>510</text:p>
          </table:table-cell>
          <table:table-cell office:value-type="float" office:value="830" calcext:value-type="float">
            <text:p>83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4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20" calcext:value-type="float">
            <text:p>720</text:p>
          </table:table-cell>
          <table:table-cell office:value-type="float" office:value="452" calcext:value-type="float">
            <text:p>452</text:p>
          </table:table-cell>
          <table:table-cell office:value-type="float" office:value="776" calcext:value-type="float">
            <text:p>77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5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518" calcext:value-type="float">
            <text:p>518</text:p>
          </table:table-cell>
          <table:table-cell office:value-type="float" office:value="864" calcext:value-type="float">
            <text:p>864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6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394" calcext:value-type="float">
            <text:p>394</text:p>
          </table:table-cell>
          <table:table-cell office:value-type="float" office:value="870" calcext:value-type="float">
            <text:p>87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7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606" calcext:value-type="float">
            <text:p>606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8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74" calcext:value-type="float">
            <text:p>774</text:p>
          </table:table-cell>
          <table:table-cell office:value-type="float" office:value="748" calcext:value-type="float">
            <text:p>748</text:p>
          </table:table-cell>
          <table:table-cell office:value-type="float" office:value="810" calcext:value-type="float">
            <text:p>810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09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716" calcext:value-type="float">
            <text:p>716</text:p>
          </table:table-cell>
          <table:table-cell office:value-type="float" office:value="772" calcext:value-type="float">
            <text:p>772</text:p>
          </table:table-cell>
          <table:table-cell office:value-type="float" office:value="744" calcext:value-type="float">
            <text:p>744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10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936" calcext:value-type="float">
            <text:p>936</text:p>
          </table:table-cell>
          <table:table-cell office:value-type="float" office:value="460" calcext:value-type="float">
            <text:p>460</text:p>
          </table:table-cell>
          <table:table-cell office:value-type="float" office:value="956" calcext:value-type="float">
            <text:p>956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11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920" calcext:value-type="float">
            <text:p>920</text:p>
          </table:table-cell>
          <table:table-cell office:value-type="float" office:value="500" calcext:value-type="float">
            <text:p>500</text:p>
          </table:table-cell>
          <table:table-cell office:value-type="float" office:value="936" calcext:value-type="float">
            <text:p>936</text:p>
          </table:table-cell>
          <table:table-cell office:value-type="float" office:value="516" calcext:value-type="float">
            <text:p>5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12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0</text:p>
          </table:table-cell>
          <table:table-cell table:formula="of:=[.A413]&amp;&quot;.h5&quot;" office:value-type="string" office:string-value="HDF5_File/KDC6-16323_Inspirat. Lung 1.0_010.h5" calcext:value-type="string">
            <text:p>HDF5_File/KDC6-16323_Inspirat. Lung 1.0_010.h5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4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5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6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926" calcext:value-type="float">
            <text:p>926</text:p>
          </table:table-cell>
          <table:table-cell office:value-type="float" office:value="550" calcext:value-type="float">
            <text:p>550</text:p>
          </table:table-cell>
          <table:table-cell office:value-type="float" office:value="946" calcext:value-type="float">
            <text:p>946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7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594" calcext:value-type="float">
            <text:p>594</text:p>
          </table:table-cell>
          <table:table-cell office:value-type="float" office:value="530" calcext:value-type="float">
            <text:p>530</text:p>
          </table:table-cell>
          <table:table-cell office:value-type="float" office:value="614" calcext:value-type="float">
            <text:p>614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8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928" calcext:value-type="float">
            <text:p>928</text:p>
          </table:table-cell>
          <table:table-cell office:value-type="float" office:value="600" calcext:value-type="float">
            <text:p>600</text:p>
          </table:table-cell>
          <table:table-cell office:value-type="float" office:value="952" calcext:value-type="float">
            <text:p>952</text:p>
          </table:table-cell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19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710" calcext:value-type="float">
            <text:p>71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20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602" calcext:value-type="float">
            <text:p>602</text:p>
          </table:table-cell>
          <table:table-cell office:value-type="float" office:value="670" calcext:value-type="float">
            <text:p>670</text:p>
          </table:table-cell>
          <table:table-cell office:value-type="float" office:value="630" calcext:value-type="float">
            <text:p>630</text:p>
          </table:table-cell>
          <table:table-cell office:value-type="float" office:value="698" calcext:value-type="float">
            <text:p>6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323_Inspirat. Lung 1.0_011</text:p>
          </table:table-cell>
          <table:table-cell table:formula="of:=[.A421]&amp;&quot;.h5&quot;" office:value-type="string" office:string-value="HDF5_File/KDC6-16323_Inspirat. Lung 1.0_011.h5" calcext:value-type="string">
            <text:p>HDF5_File/KDC6-16323_Inspirat. Lung 1.0_011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2</text:p>
          </table:table-cell>
          <table:table-cell table:formula="of:=[.A422]&amp;&quot;.h5&quot;" office:value-type="string" office:string-value="HDF5_File/KDC6-16323_Inspirat. Lung 1.0_012.h5" calcext:value-type="string">
            <text:p>HDF5_File/KDC6-16323_Inspirat. Lung 1.0_012.h5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323_Inspirat. Lung 1.0_012</text:p>
          </table:table-cell>
          <table:table-cell table:formula="of:=[.A423]&amp;&quot;.h5&quot;" office:value-type="string" office:string-value="HDF5_File/KDC6-16323_Inspirat. Lung 1.0_012.h5" calcext:value-type="string">
            <text:p>HDF5_File/KDC6-16323_Inspirat. Lung 1.0_012.h5</text:p>
          </table:table-cell>
          <table:table-cell office:value-type="float" office:value="940" calcext:value-type="float">
            <text:p>940</text:p>
          </table:table-cell>
          <table:table-cell office:value-type="float" office:value="572" calcext:value-type="float">
            <text:p>572</text:p>
          </table:table-cell>
          <table:table-cell office:value-type="float" office:value="968" calcext:value-type="float">
            <text:p>968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485_Body 1.0_009</text:p>
          </table:table-cell>
          <table:table-cell table:formula="of:=[.A424]&amp;&quot;.h5&quot;" office:value-type="string" office:string-value="HDF5_File/KDC6-16485_Body 1.0_009.h5" calcext:value-type="string">
            <text:p>HDF5_File/KDC6-16485_Body 1.0_009.h5</text:p>
          </table:table-cell>
          <table:table-cell office:value-type="float" office:value="146" calcext:value-type="float">
            <text:p>146</text:p>
          </table:table-cell>
          <table:table-cell office:value-type="float" office:value="544" calcext:value-type="float">
            <text:p>544</text:p>
          </table:table-cell>
          <table:table-cell office:value-type="float" office:value="162" calcext:value-type="float">
            <text:p>16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485_Lung 1.0_009</text:p>
          </table:table-cell>
          <table:table-cell table:formula="of:=[.A425]&amp;&quot;.h5&quot;" office:value-type="string" office:string-value="HDF5_File/KDC6-16485_Lung 1.0_009.h5" calcext:value-type="string">
            <text:p>HDF5_File/KDC6-16485_Lung 1.0_009.h5</text:p>
          </table:table-cell>
          <table:table-cell office:value-type="float" office:value="146" calcext:value-type="float">
            <text:p>146</text:p>
          </table:table-cell>
          <table:table-cell office:value-type="float" office:value="544" calcext:value-type="float">
            <text:p>544</text:p>
          </table:table-cell>
          <table:table-cell office:value-type="float" office:value="162" calcext:value-type="float">
            <text:p>16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528_Inspirat. Body 1.0_003</text:p>
          </table:table-cell>
          <table:table-cell table:formula="of:=[.A426]&amp;&quot;.h5&quot;" office:value-type="string" office:string-value="HDF5_File/KDC6-16528_Inspirat. Body 1.0_003.h5" calcext:value-type="string">
            <text:p>HDF5_File/KDC6-16528_Inspirat. Body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3</text:p>
          </table:table-cell>
          <table:table-cell table:formula="of:=[.A427]&amp;&quot;.h5&quot;" office:value-type="string" office:string-value="HDF5_File/KDC6-16528_Inspirat. Body 1.0_003.h5" calcext:value-type="string">
            <text:p>HDF5_File/KDC6-16528_Inspirat. Body 1.0_003.h5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4</text:p>
          </table:table-cell>
          <table:table-cell table:formula="of:=[.A428]&amp;&quot;.h5&quot;" office:value-type="string" office:string-value="HDF5_File/KDC6-16528_Inspirat. Body 1.0_004.h5" calcext:value-type="string">
            <text:p>HDF5_File/KDC6-16528_Inspirat. Body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4</text:p>
          </table:table-cell>
          <table:table-cell table:formula="of:=[.A429]&amp;&quot;.h5&quot;" office:value-type="string" office:string-value="HDF5_File/KDC6-16528_Inspirat. Body 1.0_004.h5" calcext:value-type="string">
            <text:p>HDF5_File/KDC6-16528_Inspirat. Body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Body 1.0_007</text:p>
          </table:table-cell>
          <table:table-cell table:formula="of:=[.A430]&amp;&quot;.h5&quot;" office:value-type="string" office:string-value="HDF5_File/KDC6-16528_Inspirat. Body 1.0_007.h5" calcext:value-type="string">
            <text:p>HDF5_File/KDC6-16528_Inspirat. Body 1.0_007.h5</text:p>
          </table:table-cell>
          <table:table-cell office:value-type="float" office:value="304" calcext:value-type="float">
            <text:p>304</text:p>
          </table:table-cell>
          <table:table-cell office:value-type="float" office:value="718" calcext:value-type="float">
            <text:p>718</text:p>
          </table:table-cell>
          <table:table-cell office:value-type="float" office:value="320" calcext:value-type="float">
            <text:p>320</text:p>
          </table:table-cell>
          <table:table-cell office:value-type="float" office:value="734" calcext:value-type="float">
            <text:p>73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528_Inspirat. Body 1.0_007</text:p>
          </table:table-cell>
          <table:table-cell table:formula="of:=[.A431]&amp;&quot;.h5&quot;" office:value-type="string" office:string-value="HDF5_File/KDC6-16528_Inspirat. Body 1.0_007.h5" calcext:value-type="string">
            <text:p>HDF5_File/KDC6-16528_Inspirat. Body 1.0_007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Body 1.0_008</text:p>
          </table:table-cell>
          <table:table-cell table:formula="of:=[.A432]&amp;&quot;.h5&quot;" office:value-type="string" office:string-value="HDF5_File/KDC6-16528_Inspirat. Body 1.0_008.h5" calcext:value-type="string">
            <text:p>HDF5_File/KDC6-16528_Inspirat. 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Body 1.0_008</text:p>
          </table:table-cell>
          <table:table-cell table:formula="of:=[.A433]&amp;&quot;.h5&quot;" office:value-type="string" office:string-value="HDF5_File/KDC6-16528_Inspirat. Body 1.0_008.h5" calcext:value-type="string">
            <text:p>HDF5_File/KDC6-16528_Inspirat. Body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342" calcext:value-type="float">
            <text:p>342</text:p>
          </table:table-cell>
          <table:table-cell office:value-type="float" office:value="412" calcext:value-type="float">
            <text:p>412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3</text:p>
          </table:table-cell>
          <table:table-cell table:formula="of:=[.A434]&amp;&quot;.h5&quot;" office:value-type="string" office:string-value="HDF5_File/KDC6-16528_Inspirat. Lung 1.0_003.h5" calcext:value-type="string">
            <text:p>HDF5_File/KDC6-16528_Inspirat. Lung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3</text:p>
          </table:table-cell>
          <table:table-cell table:formula="of:=[.A435]&amp;&quot;.h5&quot;" office:value-type="string" office:string-value="HDF5_File/KDC6-16528_Inspirat. Lung 1.0_003.h5" calcext:value-type="string">
            <text:p>HDF5_File/KDC6-16528_Inspirat. Lung 1.0_003.h5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4</text:p>
          </table:table-cell>
          <table:table-cell table:formula="of:=[.A436]&amp;&quot;.h5&quot;" office:value-type="string" office:string-value="HDF5_File/KDC6-16528_Inspirat. Lung 1.0_004.h5" calcext:value-type="string">
            <text:p>HDF5_File/KDC6-16528_Inspirat. Lung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4</text:p>
          </table:table-cell>
          <table:table-cell table:formula="of:=[.A437]&amp;&quot;.h5&quot;" office:value-type="string" office:string-value="HDF5_File/KDC6-16528_Inspirat. Lung 1.0_004.h5" calcext:value-type="string">
            <text:p>HDF5_File/KDC6-16528_Inspirat. Lung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28_Inspirat. Lung 1.0_007</text:p>
          </table:table-cell>
          <table:table-cell table:formula="of:=[.A438]&amp;&quot;.h5&quot;" office:value-type="string" office:string-value="HDF5_File/KDC6-16528_Inspirat. Lung 1.0_007.h5" calcext:value-type="string">
            <text:p>HDF5_File/KDC6-16528_Inspirat. Lung 1.0_007.h5</text:p>
          </table:table-cell>
          <table:table-cell office:value-type="float" office:value="304" calcext:value-type="float">
            <text:p>304</text:p>
          </table:table-cell>
          <table:table-cell office:value-type="float" office:value="718" calcext:value-type="float">
            <text:p>718</text:p>
          </table:table-cell>
          <table:table-cell office:value-type="float" office:value="320" calcext:value-type="float">
            <text:p>320</text:p>
          </table:table-cell>
          <table:table-cell office:value-type="float" office:value="734" calcext:value-type="float">
            <text:p>73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528_Inspirat. Lung 1.0_007</text:p>
          </table:table-cell>
          <table:table-cell table:formula="of:=[.A439]&amp;&quot;.h5&quot;" office:value-type="string" office:string-value="HDF5_File/KDC6-16528_Inspirat. Lung 1.0_007.h5" calcext:value-type="string">
            <text:p>HDF5_File/KDC6-16528_Inspirat. Lung 1.0_007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8</text:p>
          </table:table-cell>
          <table:table-cell table:formula="of:=[.A440]&amp;&quot;.h5&quot;" office:value-type="string" office:string-value="HDF5_File/KDC6-16528_Inspirat. Lung 1.0_008.h5" calcext:value-type="string">
            <text:p>HDF5_File/KDC6-16528_Inspirat. Lung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746" calcext:value-type="float">
            <text:p>746</text:p>
          </table:table-cell>
          <table:table-cell office:value-type="float" office:value="338" calcext:value-type="float">
            <text:p>338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28_Inspirat. Lung 1.0_008</text:p>
          </table:table-cell>
          <table:table-cell table:formula="of:=[.A441]&amp;&quot;.h5&quot;" office:value-type="string" office:string-value="HDF5_File/KDC6-16528_Inspirat. Lung 1.0_008.h5" calcext:value-type="string">
            <text:p>HDF5_File/KDC6-16528_Inspirat. Lung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342" calcext:value-type="float">
            <text:p>342</text:p>
          </table:table-cell>
          <table:table-cell office:value-type="float" office:value="412" calcext:value-type="float">
            <text:p>412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33_Inspirat. Body 1.0_006</text:p>
          </table:table-cell>
          <table:table-cell table:formula="of:=[.A442]&amp;&quot;.h5&quot;" office:value-type="string" office:string-value="HDF5_File/KDC6-16533_Inspirat. Body 1.0_006.h5" calcext:value-type="string">
            <text:p>HDF5_File/KDC6-16533_Inspirat. Body 1.0_006.h5</text:p>
          </table:table-cell>
          <table:table-cell office:value-type="float" office:value="290" calcext:value-type="float">
            <text:p>290</text:p>
          </table:table-cell>
          <table:table-cell office:value-type="float" office:value="438" calcext:value-type="float">
            <text:p>438</text:p>
          </table:table-cell>
          <table:table-cell office:value-type="float" office:value="306" calcext:value-type="float">
            <text:p>306</text:p>
          </table:table-cell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33_Inspirat. Body 1.0_007</text:p>
          </table:table-cell>
          <table:table-cell table:formula="of:=[.A443]&amp;&quot;.h5&quot;" office:value-type="string" office:string-value="HDF5_File/KDC6-16533_Inspirat. Body 1.0_007.h5" calcext:value-type="string">
            <text:p>HDF5_File/KDC6-16533_Inspirat. Body 1.0_007.h5</text:p>
          </table:table-cell>
          <table:table-cell office:value-type="float" office:value="322" calcext:value-type="float">
            <text:p>322</text:p>
          </table:table-cell>
          <table:table-cell office:value-type="float" office:value="496" calcext:value-type="float">
            <text:p>496</text:p>
          </table:table-cell>
          <table:table-cell office:value-type="float" office:value="350" calcext:value-type="float">
            <text:p>350</text:p>
          </table:table-cell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33_Inspirat. Body 1.0_007</text:p>
          </table:table-cell>
          <table:table-cell table:formula="of:=[.A444]&amp;&quot;.h5&quot;" office:value-type="string" office:string-value="HDF5_File/KDC6-16533_Inspirat. Body 1.0_007.h5" calcext:value-type="string">
            <text:p>HDF5_File/KDC6-16533_Inspirat. Body 1.0_007.h5</text:p>
          </table:table-cell>
          <table:table-cell office:value-type="float" office:value="346" calcext:value-type="float">
            <text:p>346</text:p>
          </table:table-cell>
          <table:table-cell office:value-type="float" office:value="446" calcext:value-type="float">
            <text:p>446</text:p>
          </table:table-cell>
          <table:table-cell office:value-type="float" office:value="374" calcext:value-type="float">
            <text:p>374</text:p>
          </table:table-cell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33_Inspirat. Lung 1.0_006</text:p>
          </table:table-cell>
          <table:table-cell table:formula="of:=[.A445]&amp;&quot;.h5&quot;" office:value-type="string" office:string-value="HDF5_File/KDC6-16533_Inspirat. Lung 1.0_006.h5" calcext:value-type="string">
            <text:p>HDF5_File/KDC6-16533_Inspirat. Lung 1.0_006.h5</text:p>
          </table:table-cell>
          <table:table-cell office:value-type="float" office:value="290" calcext:value-type="float">
            <text:p>290</text:p>
          </table:table-cell>
          <table:table-cell office:value-type="float" office:value="438" calcext:value-type="float">
            <text:p>438</text:p>
          </table:table-cell>
          <table:table-cell office:value-type="float" office:value="306" calcext:value-type="float">
            <text:p>306</text:p>
          </table:table-cell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533_Inspirat. Lung 1.0_007</text:p>
          </table:table-cell>
          <table:table-cell table:formula="of:=[.A446]&amp;&quot;.h5&quot;" office:value-type="string" office:string-value="HDF5_File/KDC6-16533_Inspirat. Lung 1.0_007.h5" calcext:value-type="string">
            <text:p>HDF5_File/KDC6-16533_Inspirat. Lung 1.0_007.h5</text:p>
          </table:table-cell>
          <table:table-cell office:value-type="float" office:value="322" calcext:value-type="float">
            <text:p>322</text:p>
          </table:table-cell>
          <table:table-cell office:value-type="float" office:value="496" calcext:value-type="float">
            <text:p>496</text:p>
          </table:table-cell>
          <table:table-cell office:value-type="float" office:value="350" calcext:value-type="float">
            <text:p>350</text:p>
          </table:table-cell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533_Inspirat. Lung 1.0_007</text:p>
          </table:table-cell>
          <table:table-cell table:formula="of:=[.A447]&amp;&quot;.h5&quot;" office:value-type="string" office:string-value="HDF5_File/KDC6-16533_Inspirat. Lung 1.0_007.h5" calcext:value-type="string">
            <text:p>HDF5_File/KDC6-16533_Inspirat. Lung 1.0_007.h5</text:p>
          </table:table-cell>
          <table:table-cell office:value-type="float" office:value="346" calcext:value-type="float">
            <text:p>346</text:p>
          </table:table-cell>
          <table:table-cell office:value-type="float" office:value="446" calcext:value-type="float">
            <text:p>446</text:p>
          </table:table-cell>
          <table:table-cell office:value-type="float" office:value="374" calcext:value-type="float">
            <text:p>374</text:p>
          </table:table-cell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657_Inspirat. Body 1.0_004</text:p>
          </table:table-cell>
          <table:table-cell table:formula="of:=[.A448]&amp;&quot;.h5&quot;" office:value-type="string" office:string-value="HDF5_File/KDC6-16657_Inspirat. Body 1.0_004.h5" calcext:value-type="string">
            <text:p>HDF5_File/KDC6-16657_Inspirat. Body 1.0_004.h5</text:p>
          </table:table-cell>
          <table:table-cell office:value-type="float" office:value="772" calcext:value-type="float">
            <text:p>772</text:p>
          </table:table-cell>
          <table:table-cell office:value-type="float" office:value="550" calcext:value-type="float">
            <text:p>550</text:p>
          </table:table-cell>
          <table:table-cell office:value-type="float" office:value="788" calcext:value-type="float">
            <text:p>788</text:p>
          </table:table-cell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657_Inspirat. Body 1.0_007</text:p>
          </table:table-cell>
          <table:table-cell table:formula="of:=[.A449]&amp;&quot;.h5&quot;" office:value-type="string" office:string-value="HDF5_File/KDC6-16657_Inspirat. Body 1.0_007.h5" calcext:value-type="string">
            <text:p>HDF5_File/KDC6-16657_Inspirat. Body 1.0_007.h5</text:p>
          </table:table-cell>
          <table:table-cell office:value-type="float" office:value="770" calcext:value-type="float">
            <text:p>770</text:p>
          </table:table-cell>
          <table:table-cell office:value-type="float" office:value="644" calcext:value-type="float">
            <text:p>644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657_Inspirat. Lung 1.0_004</text:p>
          </table:table-cell>
          <table:table-cell table:formula="of:=[.A450]&amp;&quot;.h5&quot;" office:value-type="string" office:string-value="HDF5_File/KDC6-16657_Inspirat. Lung 1.0_004.h5" calcext:value-type="string">
            <text:p>HDF5_File/KDC6-16657_Inspirat. Lung 1.0_004.h5</text:p>
          </table:table-cell>
          <table:table-cell office:value-type="float" office:value="772" calcext:value-type="float">
            <text:p>772</text:p>
          </table:table-cell>
          <table:table-cell office:value-type="float" office:value="550" calcext:value-type="float">
            <text:p>550</text:p>
          </table:table-cell>
          <table:table-cell office:value-type="float" office:value="788" calcext:value-type="float">
            <text:p>788</text:p>
          </table:table-cell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657_Inspirat. Lung 1.0_007</text:p>
          </table:table-cell>
          <table:table-cell table:formula="of:=[.A451]&amp;&quot;.h5&quot;" office:value-type="string" office:string-value="HDF5_File/KDC6-16657_Inspirat. Lung 1.0_007.h5" calcext:value-type="string">
            <text:p>HDF5_File/KDC6-16657_Inspirat. Lung 1.0_007.h5</text:p>
          </table:table-cell>
          <table:table-cell office:value-type="float" office:value="770" calcext:value-type="float">
            <text:p>770</text:p>
          </table:table-cell>
          <table:table-cell office:value-type="float" office:value="644" calcext:value-type="float">
            <text:p>644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Body 1.0_001</text:p>
          </table:table-cell>
          <table:table-cell table:formula="of:=[.A452]&amp;&quot;.h5&quot;" office:value-type="string" office:string-value="HDF5_File/KDC6-16872_Inspirat. Body 1.0_001.h5" calcext:value-type="string">
            <text:p>HDF5_File/KDC6-16872_Inspirat. Body 1.0_001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3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4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5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6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7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8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59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60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2</text:p>
          </table:table-cell>
          <table:table-cell table:formula="of:=[.A461]&amp;&quot;.h5&quot;" office:value-type="string" office:string-value="HDF5_File/KDC6-16872_Inspirat. Body 1.0_002.h5" calcext:value-type="string">
            <text:p>HDF5_File/KDC6-16872_Inspirat. Body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6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7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6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float" office:value="240" calcext:value-type="float">
            <text:p>240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2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3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432" calcext:value-type="float">
            <text:p>432</text:p>
          </table:table-cell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4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5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6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7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8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79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80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3</text:p>
          </table:table-cell>
          <table:table-cell table:formula="of:=[.A481]&amp;&quot;.h5&quot;" office:value-type="string" office:string-value="HDF5_File/KDC6-16872_Inspirat. Body 1.0_003.h5" calcext:value-type="string">
            <text:p>HDF5_File/KDC6-16872_Inspirat. Body 1.0_003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482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483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484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485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4</text:p>
          </table:table-cell>
          <table:table-cell table:formula="of:=[.A486]&amp;&quot;.h5&quot;" office:value-type="string" office:string-value="HDF5_File/KDC6-16872_Inspirat. Body 1.0_004.h5" calcext:value-type="string">
            <text:p>HDF5_File/KDC6-16872_Inspirat. Body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table:formula="of:=[.A487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Body 1.0_005</text:p>
          </table:table-cell>
          <table:table-cell table:formula="of:=[.A488]&amp;&quot;.h5&quot;" office:value-type="string" office:string-value="HDF5_File/KDC6-16872_Inspirat. Body 1.0_005.h5" calcext:value-type="string">
            <text:p>HDF5_File/KDC6-16872_Inspirat. Body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6</text:p>
          </table:table-cell>
          <table:table-cell table:formula="of:=[.A489]&amp;&quot;.h5&quot;" office:value-type="string" office:string-value="HDF5_File/KDC6-16872_Inspirat. Body 1.0_006.h5" calcext:value-type="string">
            <text:p>HDF5_File/KDC6-16872_Inspirat. Body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Body 1.0_006</text:p>
          </table:table-cell>
          <table:table-cell table:formula="of:=[.A490]&amp;&quot;.h5&quot;" office:value-type="string" office:string-value="HDF5_File/KDC6-16872_Inspirat. Body 1.0_006.h5" calcext:value-type="string">
            <text:p>HDF5_File/KDC6-16872_Inspirat. Body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Body 1.0_007</text:p>
          </table:table-cell>
          <table:table-cell table:formula="of:=[.A491]&amp;&quot;.h5&quot;" office:value-type="string" office:string-value="HDF5_File/KDC6-16872_Inspirat. Body 1.0_007.h5" calcext:value-type="string">
            <text:p>HDF5_File/KDC6-16872_Inspirat. Body 1.0_007.h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Lung 1.0_001</text:p>
          </table:table-cell>
          <table:table-cell table:formula="of:=[.A492]&amp;&quot;.h5&quot;" office:value-type="string" office:string-value="HDF5_File/KDC6-16872_Inspirat. Lung 1.0_001.h5" calcext:value-type="string">
            <text:p>HDF5_File/KDC6-16872_Inspirat. Lung 1.0_001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3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28" calcext:value-type="float">
            <text:p>628</text:p>
          </table:table-cell>
          <table:table-cell office:value-type="float" office:value="650" calcext:value-type="float">
            <text:p>650</text:p>
          </table:table-cell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4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62" calcext:value-type="float">
            <text:p>762</text:p>
          </table:table-cell>
          <table:table-cell office:value-type="float" office:value="658" calcext:value-type="float">
            <text:p>658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5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88" calcext:value-type="float">
            <text:p>688</text:p>
          </table:table-cell>
          <table:table-cell office:value-type="float" office:value="516" calcext:value-type="float">
            <text:p>516</text:p>
          </table:table-cell>
          <table:table-cell office:value-type="float" office:value="756" calcext:value-type="float">
            <text:p>756</text:p>
          </table:table-cell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6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408" calcext:value-type="float">
            <text:p>408</text:p>
          </table:table-cell>
          <table:table-cell office:value-type="float" office:value="494" calcext:value-type="float">
            <text:p>494</text:p>
          </table:table-cell>
          <table:table-cell office:value-type="float" office:value="444" calcext:value-type="float">
            <text:p>444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7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228" calcext:value-type="float">
            <text:p>228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8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499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500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2</text:p>
          </table:table-cell>
          <table:table-cell table:formula="of:=[.A501]&amp;&quot;.h5&quot;" office:value-type="string" office:string-value="HDF5_File/KDC6-16872_Inspirat. Lung 1.0_002.h5" calcext:value-type="string">
            <text:p>HDF5_File/KDC6-16872_Inspirat. Lung 1.0_002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2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office:value-type="float" office:value="446" calcext:value-type="float">
            <text:p>446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3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80" calcext:value-type="float">
            <text:p>780</text:p>
          </table:table-cell>
          <table:table-cell office:value-type="float" office:value="524" calcext:value-type="float">
            <text:p>524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02" calcext:value-type="float">
            <text:p>702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96" calcext:value-type="float">
            <text:p>696</text:p>
          </table:table-cell>
          <table:table-cell office:value-type="float" office:value="520" calcext:value-type="float">
            <text:p>520</text:p>
          </table:table-cell>
          <table:table-cell office:value-type="float" office:value="728" calcext:value-type="float">
            <text:p>728</text:p>
          </table:table-cell>
          <table:table-cell office:value-type="float" office:value="552" calcext:value-type="float">
            <text:p>5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60" calcext:value-type="float">
            <text:p>66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74" calcext:value-type="float">
            <text:p>274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0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float" office:value="240" calcext:value-type="float">
            <text:p>240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2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424" calcext:value-type="float">
            <text:p>424</text:p>
          </table:table-cell>
          <table:table-cell office:value-type="float" office:value="694" calcext:value-type="float">
            <text:p>694</text:p>
          </table:table-cell>
          <table:table-cell office:value-type="float" office:value="456" calcext:value-type="float">
            <text:p>456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3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432" calcext:value-type="float">
            <text:p>432</text:p>
          </table:table-cell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4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810" calcext:value-type="float">
            <text:p>810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5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30" calcext:value-type="float">
            <text:p>730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6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42" calcext:value-type="float">
            <text:p>242</text:p>
          </table:table-cell>
          <table:table-cell office:value-type="float" office:value="478" calcext:value-type="float">
            <text:p>478</text:p>
          </table:table-cell>
          <table:table-cell office:value-type="float" office:value="278" calcext:value-type="float">
            <text:p>278</text:p>
          </table:table-cell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7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650" calcext:value-type="float">
            <text:p>650</text:p>
          </table:table-cell>
          <table:table-cell office:value-type="float" office:value="604" calcext:value-type="float">
            <text:p>604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8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19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20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3</text:p>
          </table:table-cell>
          <table:table-cell table:formula="of:=[.A521]&amp;&quot;.h5&quot;" office:value-type="string" office:string-value="HDF5_File/KDC6-16872_Inspirat. Lung 1.0_003.h5" calcext:value-type="string">
            <text:p>HDF5_File/KDC6-16872_Inspirat. Lung 1.0_003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522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260" calcext:value-type="float">
            <text:p>260</text:p>
          </table:table-cell>
          <table:table-cell office:value-type="float" office:value="562" calcext:value-type="float">
            <text:p>562</text:p>
          </table:table-cell>
          <table:table-cell office:value-type="float" office:value="316" calcext:value-type="float">
            <text:p>316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523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814" calcext:value-type="float">
            <text:p>814</text:p>
          </table:table-cell>
          <table:table-cell office:value-type="float" office:value="622" calcext:value-type="float">
            <text:p>622</text:p>
          </table:table-cell>
          <table:table-cell office:value-type="float" office:value="862" calcext:value-type="float">
            <text:p>86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524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396" calcext:value-type="float">
            <text:p>396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525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834" calcext:value-type="float">
            <text:p>834</text:p>
          </table:table-cell>
          <table:table-cell office:value-type="float" office:value="602" calcext:value-type="float">
            <text:p>602</text:p>
          </table:table-cell>
          <table:table-cell office:value-type="float" office:value="870" calcext:value-type="float">
            <text:p>870</text:p>
          </table:table-cell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4</text:p>
          </table:table-cell>
          <table:table-cell table:formula="of:=[.A526]&amp;&quot;.h5&quot;" office:value-type="string" office:string-value="HDF5_File/KDC6-16872_Inspirat. Lung 1.0_004.h5" calcext:value-type="string">
            <text:p>HDF5_File/KDC6-16872_Inspirat. Lung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38" calcext:value-type="float">
            <text:p>538</text:p>
          </table:table-cell>
          <table:table-cell office:value-type="float" office:value="832" calcext:value-type="float">
            <text:p>832</text:p>
          </table:table-cell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table:formula="of:=[.A527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KDC6-16872_Inspirat. Lung 1.0_005</text:p>
          </table:table-cell>
          <table:table-cell table:formula="of:=[.A528]&amp;&quot;.h5&quot;" office:value-type="string" office:string-value="HDF5_File/KDC6-16872_Inspirat. Lung 1.0_005.h5" calcext:value-type="string">
            <text:p>HDF5_File/KDC6-16872_Inspirat. Lung 1.0_005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6</text:p>
          </table:table-cell>
          <table:table-cell table:formula="of:=[.A529]&amp;&quot;.h5&quot;" office:value-type="string" office:string-value="HDF5_File/KDC6-16872_Inspirat. Lung 1.0_006.h5" calcext:value-type="string">
            <text:p>HDF5_File/KDC6-16872_Inspirat. Lung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6872_Inspirat. Lung 1.0_006</text:p>
          </table:table-cell>
          <table:table-cell table:formula="of:=[.A530]&amp;&quot;.h5&quot;" office:value-type="string" office:string-value="HDF5_File/KDC6-16872_Inspirat. Lung 1.0_006.h5" calcext:value-type="string">
            <text:p>HDF5_File/KDC6-16872_Inspirat. Lung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6872_Inspirat. Lung 1.0_007</text:p>
          </table:table-cell>
          <table:table-cell table:formula="of:=[.A531]&amp;&quot;.h5&quot;" office:value-type="string" office:string-value="HDF5_File/KDC6-16872_Inspirat. Lung 1.0_007.h5" calcext:value-type="string">
            <text:p>HDF5_File/KDC6-16872_Inspirat. Lung 1.0_007.h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060_Inspirat. Body 1.0_003</text:p>
          </table:table-cell>
          <table:table-cell table:formula="of:=[.A532]&amp;&quot;.h5&quot;" office:value-type="string" office:string-value="HDF5_File/KDC6-17060_Inspirat. Body 1.0_003.h5" calcext:value-type="string">
            <text:p>HDF5_File/KDC6-17060_Inspirat. Body 1.0_003.h5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 office:value-type="float" office:value="618" calcext:value-type="float">
            <text:p>618</text:p>
          </table:table-cell>
          <table:table-cell office:value-type="float" office:value="692" calcext:value-type="float">
            <text:p>69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060_Inspirat. Body 1.0_004</text:p>
          </table:table-cell>
          <table:table-cell table:formula="of:=[.A533]&amp;&quot;.h5&quot;" office:value-type="string" office:string-value="HDF5_File/KDC6-17060_Inspirat. Body 1.0_004.h5" calcext:value-type="string">
            <text:p>HDF5_File/KDC6-17060_Inspirat. Body 1.0_004.h5</text:p>
          </table:table-cell>
          <table:table-cell office:value-type="float" office:value="424" calcext:value-type="float">
            <text:p>424</text:p>
          </table:table-cell>
          <table:table-cell office:value-type="float" office:value="642" calcext:value-type="float">
            <text:p>642</text:p>
          </table:table-cell>
          <table:table-cell office:value-type="float" office:value="440" calcext:value-type="float">
            <text:p>440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060_Inspirat. Lung 1.0_003</text:p>
          </table:table-cell>
          <table:table-cell table:formula="of:=[.A534]&amp;&quot;.h5&quot;" office:value-type="string" office:string-value="HDF5_File/KDC6-17060_Inspirat. Lung 1.0_003.h5" calcext:value-type="string">
            <text:p>HDF5_File/KDC6-17060_Inspirat. Lung 1.0_003.h5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 office:value-type="float" office:value="618" calcext:value-type="float">
            <text:p>618</text:p>
          </table:table-cell>
          <table:table-cell office:value-type="float" office:value="692" calcext:value-type="float">
            <text:p>69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060_Inspirat. Lung 1.0_004</text:p>
          </table:table-cell>
          <table:table-cell table:formula="of:=[.A535]&amp;&quot;.h5&quot;" office:value-type="string" office:string-value="HDF5_File/KDC6-17060_Inspirat. Lung 1.0_004.h5" calcext:value-type="string">
            <text:p>HDF5_File/KDC6-17060_Inspirat. Lung 1.0_004.h5</text:p>
          </table:table-cell>
          <table:table-cell office:value-type="float" office:value="424" calcext:value-type="float">
            <text:p>424</text:p>
          </table:table-cell>
          <table:table-cell office:value-type="float" office:value="642" calcext:value-type="float">
            <text:p>642</text:p>
          </table:table-cell>
          <table:table-cell office:value-type="float" office:value="440" calcext:value-type="float">
            <text:p>440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2</text:p>
          </table:table-cell>
          <table:table-cell table:formula="of:=[.A536]&amp;&quot;.h5&quot;" office:value-type="string" office:string-value="HDF5_File/KDC6-17811_Inspirat. Body 1.0_002.h5" calcext:value-type="string">
            <text:p>HDF5_File/KDC6-17811_Inspirat. Body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446" calcext:value-type="float">
            <text:p>446</text:p>
          </table:table-cell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37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740" calcext:value-type="float">
            <text:p>740</text:p>
          </table:table-cell>
          <table:table-cell office:value-type="float" office:value="342" calcext:value-type="float">
            <text:p>342</text:p>
          </table:table-cell>
          <table:table-cell office:value-type="float" office:value="756" calcext:value-type="float">
            <text:p>756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38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776" calcext:value-type="float">
            <text:p>776</text:p>
          </table:table-cell>
          <table:table-cell office:value-type="float" office:value="568" calcext:value-type="float">
            <text:p>568</text:p>
          </table:table-cell>
          <table:table-cell office:value-type="float" office:value="796" calcext:value-type="float">
            <text:p>796</text:p>
          </table:table-cell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39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40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622" calcext:value-type="float">
            <text:p>622</text:p>
          </table:table-cell>
          <table:table-cell office:value-type="float" office:value="342" calcext:value-type="float">
            <text:p>342</text:p>
          </table:table-cell>
          <table:table-cell office:value-type="float" office:value="638" calcext:value-type="float">
            <text:p>638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41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786" calcext:value-type="float">
            <text:p>786</text:p>
          </table:table-cell>
          <table:table-cell office:value-type="float" office:value="534" calcext:value-type="float">
            <text:p>534</text:p>
          </table:table-cell>
          <table:table-cell office:value-type="float" office:value="802" calcext:value-type="float">
            <text:p>802</text:p>
          </table:table-cell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3</text:p>
          </table:table-cell>
          <table:table-cell table:formula="of:=[.A542]&amp;&quot;.h5&quot;" office:value-type="string" office:string-value="HDF5_File/KDC6-17811_Inspirat. Body 1.0_003.h5" calcext:value-type="string">
            <text:p>HDF5_File/KDC6-17811_Inspirat. Body 1.0_003.h5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656" calcext:value-type="float">
            <text:p>656</text:p>
          </table:table-cell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4</text:p>
          </table:table-cell>
          <table:table-cell table:formula="of:=[.A543]&amp;&quot;.h5&quot;" office:value-type="string" office:string-value="HDF5_File/KDC6-17811_Inspirat. Body 1.0_004.h5" calcext:value-type="string">
            <text:p>HDF5_File/KDC6-17811_Inspirat. Body 1.0_004.h5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656" calcext:value-type="float">
            <text:p>65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4</text:p>
          </table:table-cell>
          <table:table-cell table:formula="of:=[.A544]&amp;&quot;.h5&quot;" office:value-type="string" office:string-value="HDF5_File/KDC6-17811_Inspirat. Body 1.0_004.h5" calcext:value-type="string">
            <text:p>HDF5_File/KDC6-17811_Inspirat. Body 1.0_004.h5</text:p>
          </table:table-cell>
          <table:table-cell office:value-type="float" office:value="684" calcext:value-type="float">
            <text:p>684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4</text:p>
          </table:table-cell>
          <table:table-cell table:formula="of:=[.A545]&amp;&quot;.h5&quot;" office:value-type="string" office:string-value="HDF5_File/KDC6-17811_Inspirat. Body 1.0_004.h5" calcext:value-type="string">
            <text:p>HDF5_File/KDC6-17811_Inspirat. Body 1.0_004.h5</text:p>
          </table:table-cell>
          <table:table-cell office:value-type="float" office:value="752" calcext:value-type="float">
            <text:p>752</text:p>
          </table:table-cell>
          <table:table-cell office:value-type="float" office:value="410" calcext:value-type="float">
            <text:p>410</text:p>
          </table:table-cell>
          <table:table-cell office:value-type="float" office:value="780" calcext:value-type="float">
            <text:p>780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4</text:p>
          </table:table-cell>
          <table:table-cell table:formula="of:=[.A546]&amp;&quot;.h5&quot;" office:value-type="string" office:string-value="HDF5_File/KDC6-17811_Inspirat. Body 1.0_004.h5" calcext:value-type="string">
            <text:p>HDF5_File/KDC6-17811_Inspirat. Body 1.0_004.h5</text:p>
          </table:table-cell>
          <table:table-cell office:value-type="float" office:value="218" calcext:value-type="float">
            <text:p>21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5</text:p>
          </table:table-cell>
          <table:table-cell table:formula="of:=[.A547]&amp;&quot;.h5&quot;" office:value-type="string" office:string-value="HDF5_File/KDC6-17811_Inspirat. Body 1.0_005.h5" calcext:value-type="string">
            <text:p>HDF5_File/KDC6-17811_Inspirat. Body 1.0_005.h5</text:p>
          </table:table-cell>
          <table:table-cell office:value-type="float" office:value="218" calcext:value-type="float">
            <text:p>21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6</text:p>
          </table:table-cell>
          <table:table-cell table:formula="of:=[.A548]&amp;&quot;.h5&quot;" office:value-type="string" office:string-value="HDF5_File/KDC6-17811_Inspirat. Body 1.0_006.h5" calcext:value-type="string">
            <text:p>HDF5_File/KDC6-17811_Inspirat. Body 1.0_006.h5</text:p>
          </table:table-cell>
          <table:table-cell office:value-type="float" office:value="728" calcext:value-type="float">
            <text:p>728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7</text:p>
          </table:table-cell>
          <table:table-cell table:formula="of:=[.A549]&amp;&quot;.h5&quot;" office:value-type="string" office:string-value="HDF5_File/KDC6-17811_Inspirat. Body 1.0_007.h5" calcext:value-type="string">
            <text:p>HDF5_File/KDC6-17811_Inspirat. Body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386" calcext:value-type="float">
            <text:p>386</text:p>
          </table:table-cell>
          <table:table-cell office:value-type="float" office:value="840" calcext:value-type="float">
            <text:p>840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7</text:p>
          </table:table-cell>
          <table:table-cell table:formula="of:=[.A550]&amp;&quot;.h5&quot;" office:value-type="string" office:string-value="HDF5_File/KDC6-17811_Inspirat. Body 1.0_007.h5" calcext:value-type="string">
            <text:p>HDF5_File/KDC6-17811_Inspirat. Body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458" calcext:value-type="float">
            <text:p>458</text:p>
          </table:table-cell>
          <table:table-cell office:value-type="float" office:value="878" calcext:value-type="float">
            <text:p>878</text:p>
          </table:table-cell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Body 1.0_007</text:p>
          </table:table-cell>
          <table:table-cell table:formula="of:=[.A551]&amp;&quot;.h5&quot;" office:value-type="string" office:string-value="HDF5_File/KDC6-17811_Inspirat. Body 1.0_007.h5" calcext:value-type="string">
            <text:p>HDF5_File/KDC6-17811_Inspirat. Body 1.0_007.h5</text:p>
          </table:table-cell>
          <table:table-cell office:value-type="float" office:value="646" calcext:value-type="float">
            <text:p>646</text:p>
          </table:table-cell>
          <table:table-cell office:value-type="float" office:value="714" calcext:value-type="float">
            <text:p>714</text:p>
          </table:table-cell>
          <table:table-cell office:value-type="float" office:value="670" calcext:value-type="float">
            <text:p>670</text:p>
          </table:table-cell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7</text:p>
          </table:table-cell>
          <table:table-cell table:formula="of:=[.A552]&amp;&quot;.h5&quot;" office:value-type="string" office:string-value="HDF5_File/KDC6-17811_Inspirat. Body 1.0_007.h5" calcext:value-type="string">
            <text:p>HDF5_File/KDC6-17811_Inspirat. Body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636" calcext:value-type="float">
            <text:p>636</text:p>
          </table:table-cell>
          <table:table-cell office:value-type="float" office:value="836" calcext:value-type="float">
            <text:p>836</text:p>
          </table:table-cell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7</text:p>
          </table:table-cell>
          <table:table-cell table:formula="of:=[.A553]&amp;&quot;.h5&quot;" office:value-type="string" office:string-value="HDF5_File/KDC6-17811_Inspirat. Body 1.0_007.h5" calcext:value-type="string">
            <text:p>HDF5_File/KDC6-17811_Inspirat. Body 1.0_007.h5</text:p>
          </table:table-cell>
          <table:table-cell office:value-type="float" office:value="644" calcext:value-type="float">
            <text:p>644</text:p>
          </table:table-cell>
          <table:table-cell office:value-type="float" office:value="524" calcext:value-type="float">
            <text:p>524</text:p>
          </table:table-cell>
          <table:table-cell office:value-type="float" office:value="664" calcext:value-type="float">
            <text:p>664</text:p>
          </table:table-cell>
          <table:table-cell office:value-type="float" office:value="544" calcext:value-type="float">
            <text:p>54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Body 1.0_008</text:p>
          </table:table-cell>
          <table:table-cell table:formula="of:=[.A554]&amp;&quot;.h5&quot;" office:value-type="string" office:string-value="HDF5_File/KDC6-17811_Inspirat. Body 1.0_008.h5" calcext:value-type="string">
            <text:p>HDF5_File/KDC6-17811_Inspirat. 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2</text:p>
          </table:table-cell>
          <table:table-cell table:formula="of:=[.A555]&amp;&quot;.h5&quot;" office:value-type="string" office:string-value="HDF5_File/KDC6-17811_Inspirat. Lung 1.0_002.h5" calcext:value-type="string">
            <text:p>HDF5_File/KDC6-17811_Inspirat. Lung 1.0_002.h5</text:p>
          </table:table-cell>
          <table:table-cell office:value-type="float" office:value="632" calcext:value-type="float">
            <text:p>632</text:p>
          </table:table-cell>
          <table:table-cell office:value-type="float" office:value="446" calcext:value-type="float">
            <text:p>446</text:p>
          </table:table-cell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56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740" calcext:value-type="float">
            <text:p>740</text:p>
          </table:table-cell>
          <table:table-cell office:value-type="float" office:value="342" calcext:value-type="float">
            <text:p>342</text:p>
          </table:table-cell>
          <table:table-cell office:value-type="float" office:value="756" calcext:value-type="float">
            <text:p>756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57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776" calcext:value-type="float">
            <text:p>776</text:p>
          </table:table-cell>
          <table:table-cell office:value-type="float" office:value="568" calcext:value-type="float">
            <text:p>568</text:p>
          </table:table-cell>
          <table:table-cell office:value-type="float" office:value="796" calcext:value-type="float">
            <text:p>796</text:p>
          </table:table-cell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58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59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622" calcext:value-type="float">
            <text:p>622</text:p>
          </table:table-cell>
          <table:table-cell office:value-type="float" office:value="342" calcext:value-type="float">
            <text:p>342</text:p>
          </table:table-cell>
          <table:table-cell office:value-type="float" office:value="638" calcext:value-type="float">
            <text:p>638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60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786" calcext:value-type="float">
            <text:p>786</text:p>
          </table:table-cell>
          <table:table-cell office:value-type="float" office:value="534" calcext:value-type="float">
            <text:p>534</text:p>
          </table:table-cell>
          <table:table-cell office:value-type="float" office:value="802" calcext:value-type="float">
            <text:p>802</text:p>
          </table:table-cell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3</text:p>
          </table:table-cell>
          <table:table-cell table:formula="of:=[.A561]&amp;&quot;.h5&quot;" office:value-type="string" office:string-value="HDF5_File/KDC6-17811_Inspirat. Lung 1.0_003.h5" calcext:value-type="string">
            <text:p>HDF5_File/KDC6-17811_Inspirat. Lung 1.0_003.h5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656" calcext:value-type="float">
            <text:p>656</text:p>
          </table:table-cell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4</text:p>
          </table:table-cell>
          <table:table-cell table:formula="of:=[.A562]&amp;&quot;.h5&quot;" office:value-type="string" office:string-value="HDF5_File/KDC6-17811_Inspirat. Lung 1.0_004.h5" calcext:value-type="string">
            <text:p>HDF5_File/KDC6-17811_Inspirat. Lung 1.0_004.h5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656" calcext:value-type="float">
            <text:p>65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4</text:p>
          </table:table-cell>
          <table:table-cell table:formula="of:=[.A563]&amp;&quot;.h5&quot;" office:value-type="string" office:string-value="HDF5_File/KDC6-17811_Inspirat. Lung 1.0_004.h5" calcext:value-type="string">
            <text:p>HDF5_File/KDC6-17811_Inspirat. Lung 1.0_004.h5</text:p>
          </table:table-cell>
          <table:table-cell office:value-type="float" office:value="684" calcext:value-type="float">
            <text:p>684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4</text:p>
          </table:table-cell>
          <table:table-cell table:formula="of:=[.A564]&amp;&quot;.h5&quot;" office:value-type="string" office:string-value="HDF5_File/KDC6-17811_Inspirat. Lung 1.0_004.h5" calcext:value-type="string">
            <text:p>HDF5_File/KDC6-17811_Inspirat. Lung 1.0_004.h5</text:p>
          </table:table-cell>
          <table:table-cell office:value-type="float" office:value="752" calcext:value-type="float">
            <text:p>752</text:p>
          </table:table-cell>
          <table:table-cell office:value-type="float" office:value="410" calcext:value-type="float">
            <text:p>410</text:p>
          </table:table-cell>
          <table:table-cell office:value-type="float" office:value="780" calcext:value-type="float">
            <text:p>780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4</text:p>
          </table:table-cell>
          <table:table-cell table:formula="of:=[.A565]&amp;&quot;.h5&quot;" office:value-type="string" office:string-value="HDF5_File/KDC6-17811_Inspirat. Lung 1.0_004.h5" calcext:value-type="string">
            <text:p>HDF5_File/KDC6-17811_Inspirat. Lung 1.0_004.h5</text:p>
          </table:table-cell>
          <table:table-cell office:value-type="float" office:value="218" calcext:value-type="float">
            <text:p>21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5</text:p>
          </table:table-cell>
          <table:table-cell table:formula="of:=[.A566]&amp;&quot;.h5&quot;" office:value-type="string" office:string-value="HDF5_File/KDC6-17811_Inspirat. Lung 1.0_005.h5" calcext:value-type="string">
            <text:p>HDF5_File/KDC6-17811_Inspirat. Lung 1.0_005.h5</text:p>
          </table:table-cell>
          <table:table-cell office:value-type="float" office:value="218" calcext:value-type="float">
            <text:p>21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6</text:p>
          </table:table-cell>
          <table:table-cell table:formula="of:=[.A567]&amp;&quot;.h5&quot;" office:value-type="string" office:string-value="HDF5_File/KDC6-17811_Inspirat. Lung 1.0_006.h5" calcext:value-type="string">
            <text:p>HDF5_File/KDC6-17811_Inspirat. Lung 1.0_006.h5</text:p>
          </table:table-cell>
          <table:table-cell office:value-type="float" office:value="728" calcext:value-type="float">
            <text:p>728</text:p>
          </table:table-cell>
          <table:table-cell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7</text:p>
          </table:table-cell>
          <table:table-cell table:formula="of:=[.A568]&amp;&quot;.h5&quot;" office:value-type="string" office:string-value="HDF5_File/KDC6-17811_Inspirat. Lung 1.0_007.h5" calcext:value-type="string">
            <text:p>HDF5_File/KDC6-17811_Inspirat. Lung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386" calcext:value-type="float">
            <text:p>386</text:p>
          </table:table-cell>
          <table:table-cell office:value-type="float" office:value="840" calcext:value-type="float">
            <text:p>840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7</text:p>
          </table:table-cell>
          <table:table-cell table:formula="of:=[.A569]&amp;&quot;.h5&quot;" office:value-type="string" office:string-value="HDF5_File/KDC6-17811_Inspirat. Lung 1.0_007.h5" calcext:value-type="string">
            <text:p>HDF5_File/KDC6-17811_Inspirat. Lung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458" calcext:value-type="float">
            <text:p>458</text:p>
          </table:table-cell>
          <table:table-cell office:value-type="float" office:value="878" calcext:value-type="float">
            <text:p>878</text:p>
          </table:table-cell>
          <table:table-cell office:value-type="float" office:value="478" calcext:value-type="float">
            <text:p>4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7811_Inspirat. Lung 1.0_007</text:p>
          </table:table-cell>
          <table:table-cell table:formula="of:=[.A570]&amp;&quot;.h5&quot;" office:value-type="string" office:string-value="HDF5_File/KDC6-17811_Inspirat. Lung 1.0_007.h5" calcext:value-type="string">
            <text:p>HDF5_File/KDC6-17811_Inspirat. Lung 1.0_007.h5</text:p>
          </table:table-cell>
          <table:table-cell office:value-type="float" office:value="646" calcext:value-type="float">
            <text:p>646</text:p>
          </table:table-cell>
          <table:table-cell office:value-type="float" office:value="714" calcext:value-type="float">
            <text:p>714</text:p>
          </table:table-cell>
          <table:table-cell office:value-type="float" office:value="670" calcext:value-type="float">
            <text:p>670</text:p>
          </table:table-cell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7</text:p>
          </table:table-cell>
          <table:table-cell table:formula="of:=[.A571]&amp;&quot;.h5&quot;" office:value-type="string" office:string-value="HDF5_File/KDC6-17811_Inspirat. Lung 1.0_007.h5" calcext:value-type="string">
            <text:p>HDF5_File/KDC6-17811_Inspirat. Lung 1.0_007.h5</text:p>
          </table:table-cell>
          <table:table-cell office:value-type="float" office:value="820" calcext:value-type="float">
            <text:p>820</text:p>
          </table:table-cell>
          <table:table-cell office:value-type="float" office:value="636" calcext:value-type="float">
            <text:p>636</text:p>
          </table:table-cell>
          <table:table-cell office:value-type="float" office:value="836" calcext:value-type="float">
            <text:p>836</text:p>
          </table:table-cell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7</text:p>
          </table:table-cell>
          <table:table-cell table:formula="of:=[.A572]&amp;&quot;.h5&quot;" office:value-type="string" office:string-value="HDF5_File/KDC6-17811_Inspirat. Lung 1.0_007.h5" calcext:value-type="string">
            <text:p>HDF5_File/KDC6-17811_Inspirat. Lung 1.0_007.h5</text:p>
          </table:table-cell>
          <table:table-cell office:value-type="float" office:value="644" calcext:value-type="float">
            <text:p>644</text:p>
          </table:table-cell>
          <table:table-cell office:value-type="float" office:value="524" calcext:value-type="float">
            <text:p>524</text:p>
          </table:table-cell>
          <table:table-cell office:value-type="float" office:value="664" calcext:value-type="float">
            <text:p>664</text:p>
          </table:table-cell>
          <table:table-cell office:value-type="float" office:value="544" calcext:value-type="float">
            <text:p>54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7811_Inspirat. Lung 1.0_008</text:p>
          </table:table-cell>
          <table:table-cell table:formula="of:=[.A573]&amp;&quot;.h5&quot;" office:value-type="string" office:string-value="HDF5_File/KDC6-17811_Inspirat. Lung 1.0_008.h5" calcext:value-type="string">
            <text:p>HDF5_File/KDC6-17811_Inspirat. Lung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office:value-type="float" office:value="748" calcext:value-type="float">
            <text:p>7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7:37:53.310000000</dc:date>
    <meta:editing-duration>PT4M29S</meta:editing-duration>
    <meta:editing-cycles>1</meta:editing-cycles>
    <meta:document-statistic meta:table-count="1" meta:cell-count="5157" meta:object-count="0"/>
    <meta:generator>LibreOffice/6.2.2.2$Windows_X86_64 LibreOffice_project/2b840030fec2aae0fd2658d8d4f9548af4e3518d</meta:generator>
  </office:meta>
</office:document-meta>
</file>